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C2320D70743AB8B24C.jpg" manifest:media-type="image/jpeg"/>
  <manifest:file-entry manifest:full-path="Pictures/100000000000041A000003068A325CE0F0F199C5.png" manifest:media-type="image/png"/>
  <manifest:file-entry manifest:full-path="Pictures/10000000000002F80000003CEF045C3BAE0A03B2.png" manifest:media-type="image/png"/>
  <manifest:file-entry manifest:full-path="Pictures/100000000000011A0000007AB80DA55F1749DBF7.png" manifest:media-type="image/png"/>
  <manifest:file-entry manifest:full-path="Pictures/10000000000002CE0000002B1F45DA9716A41461.png" manifest:media-type="image/png"/>
  <manifest:file-entry manifest:full-path="Pictures/100000000000041A00000306154470036C27B4AA.png" manifest:media-type="image/png"/>
  <manifest:file-entry manifest:full-path="Pictures/1000000000000101000000881178BBCF06779868.png" manifest:media-type="image/png"/>
  <manifest:file-entry manifest:full-path="Pictures/1000000000000159000000A24236E75CBC3BF554.png" manifest:media-type="image/png"/>
  <manifest:file-entry manifest:full-path="Pictures/10000000000001030000008AD627D9C921E1C2D3.png" manifest:media-type="image/png"/>
  <manifest:file-entry manifest:full-path="Pictures/1000020100000200000002007DE6FBF80FBBAD70.png" manifest:media-type="image/png"/>
  <manifest:file-entry manifest:full-path="Pictures/100000000000022E000001B1FA070D1B089B1413.png" manifest:media-type="image/png"/>
  <manifest:file-entry manifest:full-path="Pictures/1000000000000432000002DEA3192AC967713539.png" manifest:media-type="image/png"/>
  <manifest:file-entry manifest:full-path="Pictures/100000000000038B000002830EBB39C878F79043.png" manifest:media-type="image/png"/>
  <manifest:file-entry manifest:full-path="Pictures/1000020100000030000000300A8246C5AE622428.png" manifest:media-type="image/png"/>
  <manifest:file-entry manifest:full-path="Pictures/10000000000003000000011A216689BFF96137C8.png" manifest:media-type="image/png"/>
  <manifest:file-entry manifest:full-path="Pictures/10000000000002EE000001187EBB84C216F3FF3A.png" manifest:media-type="image/png"/>
  <manifest:file-entry manifest:full-path="Pictures/10000000000000D1000000346CF3435532B007A1.png" manifest:media-type="image/png"/>
  <manifest:file-entry manifest:full-path="Pictures/1000020100000256000001D9DE7E887FEA78FA7F.png" manifest:media-type="image/png"/>
  <manifest:file-entry manifest:full-path="Pictures/100002010000020000000200D12F4E89A9DD477D.png" manifest:media-type="image/png"/>
  <manifest:file-entry manifest:full-path="Pictures/100012CE000004F6000004F6C4D921C0DCBB4462.svg" manifest:media-type="image/svg+xml"/>
  <manifest:file-entry manifest:full-path="Pictures/1000000000000260000001B18C9A7C778C1283D5.png" manifest:media-type="image/png"/>
  <manifest:file-entry manifest:full-path="Pictures/10000000000000EE00000077162B983175A95A4A.png" manifest:media-type="image/png"/>
  <manifest:file-entry manifest:full-path="Pictures/100000000000036C00000137048E5D8907A44425.png" manifest:media-type="image/png"/>
  <manifest:file-entry manifest:full-path="Pictures/1000020100000694000004A7569280D949A92728.png" manifest:media-type="image/png"/>
  <manifest:file-entry manifest:full-path="Pictures/100000000000032800000305866072945E750C84.png" manifest:media-type="image/png"/>
  <manifest:file-entry manifest:full-path="Pictures/100000000000014B0000002122BA45B00F04B9D6.png" manifest:media-type="image/png"/>
  <manifest:file-entry manifest:full-path="Pictures/10000000000000290000008047ECC96C71D94D7A.png" manifest:media-type="image/png"/>
  <manifest:file-entry manifest:full-path="Pictures/10000000000002D800000550B1005F8BBA198052.png" manifest:media-type="image/png"/>
  <manifest:file-entry manifest:full-path="Pictures/100000000000012C000001053693E5CFC142FA3E.png" manifest:media-type="image/png"/>
  <manifest:file-entry manifest:full-path="Pictures/10000261000034EB000034EB6327C1510D744CAA.svg" manifest:media-type="image/svg+xml"/>
  <manifest:file-entry manifest:full-path="Pictures/100000000000010B000000D169E0DD673CC5604B.png" manifest:media-type="image/png"/>
  <manifest:file-entry manifest:full-path="Pictures/10000000000003D7000003065D3C9765D6221731.png" manifest:media-type="image/png"/>
  <manifest:file-entry manifest:full-path="Pictures/100003C3000034EB000034EBA9AAE4CFD71D6487.svg" manifest:media-type="image/svg+xml"/>
  <manifest:file-entry manifest:full-path="Pictures/10000000000003D700000306AB96CE12AD590E98.png" manifest:media-type="image/png"/>
  <manifest:file-entry manifest:full-path="Pictures/100000000000001C0000001AF2D04888A2D09E2E.png" manifest:media-type="image/png"/>
  <manifest:file-entry manifest:full-path="Pictures/100000000000035C000002FF83A41CB503C2F28B.png" manifest:media-type="image/png"/>
  <manifest:file-entry manifest:full-path="Pictures/10000000000000AA000000881FB47BC93F81CD30.png" manifest:media-type="image/png"/>
  <manifest:file-entry manifest:full-path="Pictures/100000000000034C00000267F90C0D6D9AF64A98.png" manifest:media-type="image/png"/>
  <manifest:file-entry manifest:full-path="Pictures/10000000000003D0000002DED7D52FEEA92E3ECB.png" manifest:media-type="image/png"/>
  <manifest:file-entry manifest:full-path="Pictures/10000000000002D8000002A8E3F10CCF6CDB9DC9.png" manifest:media-type="image/png"/>
  <manifest:file-entry manifest:full-path="Pictures/100000000000041A0000030665D51AD64B1DF1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rsid="001ca7ad" officeooo:paragraph-rsid="00b9dc9c" style:font-size-asian="11pt" style:font-size-complex="11pt"/>
    </style:style>
    <style:style style:name="P9"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10" style:family="paragraph" style:parent-style-name="Standard">
      <style:text-properties style:font-name="Noto Sans" fo:font-size="11pt" fo:language="en" fo:country="US" officeooo:paragraph-rsid="0001904a" style:font-size-asian="11pt" style:font-size-complex="11pt"/>
    </style:style>
    <style:style style:name="P11" style:family="paragraph" style:parent-style-name="Standard">
      <style:text-properties style:font-name="Noto Sans" fo:font-size="11pt" fo:language="en" fo:country="US" officeooo:paragraph-rsid="0028c514" style:font-size-asian="11pt" style:font-size-complex="11pt"/>
    </style:style>
    <style:style style:name="P12"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3" style:family="paragraph" style:parent-style-name="Standard">
      <style:text-properties style:font-name="Noto Sans" fo:font-size="11pt" fo:language="en" fo:country="US" officeooo:rsid="0034dae5" officeooo:paragraph-rsid="0034dae5" style:font-size-asian="11pt" style:font-size-complex="11pt"/>
    </style:style>
    <style:style style:name="P14" style:family="paragraph" style:parent-style-name="Standard">
      <style:text-properties style:font-name="Noto Sans" fo:font-size="11pt" fo:language="en" fo:country="US" officeooo:rsid="0034dae5" officeooo:paragraph-rsid="006c0ba2" style:font-size-asian="11pt" style:font-size-complex="11pt"/>
    </style:style>
    <style:style style:name="P15" style:family="paragraph" style:parent-style-name="Standard">
      <style:text-properties style:font-name="Noto Sans" fo:font-size="11pt" fo:language="en" fo:country="US" officeooo:paragraph-rsid="001e5479" style:font-size-asian="11pt" style:font-size-complex="11pt"/>
    </style:style>
    <style:style style:name="P16" style:family="paragraph" style:parent-style-name="Standard">
      <style:text-properties style:font-name="Noto Sans" fo:font-size="11pt" fo:language="en" fo:country="US" officeooo:paragraph-rsid="0019a538" style:font-size-asian="11pt" style:font-size-complex="11pt"/>
    </style:style>
    <style:style style:name="P17" style:family="paragraph" style:parent-style-name="Standard">
      <style:text-properties style:font-name="Noto Sans" fo:font-size="11pt" fo:language="en" fo:country="US" officeooo:paragraph-rsid="001b97ec" style:font-size-asian="11pt" style:font-size-complex="11pt"/>
    </style:style>
    <style:style style:name="P18" style:family="paragraph" style:parent-style-name="Standard">
      <style:text-properties style:font-name="Noto Sans" fo:font-size="11pt" fo:language="en" fo:country="US" officeooo:rsid="0019a538" officeooo:paragraph-rsid="001b97ec" style:font-size-asian="11pt" style:font-size-complex="11pt"/>
    </style:style>
    <style:style style:name="P19" style:family="paragraph" style:parent-style-name="Standard">
      <style:text-properties style:font-name="Noto Sans" fo:font-size="11pt" fo:language="en" fo:country="US" officeooo:paragraph-rsid="006ac26b" style:font-size-asian="11pt" style:font-size-complex="11pt"/>
    </style:style>
    <style:style style:name="P20" style:family="paragraph" style:parent-style-name="Standard">
      <style:text-properties style:font-name="Noto Sans" fo:font-size="11pt" fo:language="en" fo:country="US" officeooo:paragraph-rsid="0070ad24" style:font-size-asian="11pt" style:font-size-complex="11pt"/>
    </style:style>
    <style:style style:name="P21" style:family="paragraph" style:parent-style-name="Standard">
      <style:text-properties style:font-name="Noto Sans" fo:font-size="11pt" fo:language="en" fo:country="US" officeooo:rsid="00326601" officeooo:paragraph-rsid="0001904a" style:font-size-asian="11pt" style:font-size-complex="11pt"/>
    </style:style>
    <style:style style:name="P22" style:family="paragraph" style:parent-style-name="Standard">
      <style:text-properties style:font-name="Noto Sans" fo:font-size="11pt" fo:language="en" fo:country="US" officeooo:paragraph-rsid="001ce40e" style:font-size-asian="11pt" style:font-size-complex="11pt"/>
    </style:style>
    <style:style style:name="P23" style:family="paragraph" style:parent-style-name="Standard">
      <style:text-properties style:font-name="Noto Sans" fo:font-size="11pt" fo:language="en" fo:country="US" officeooo:paragraph-rsid="00ce29c6" style:font-size-asian="11pt"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7" style:family="paragraph" style:parent-style-name="Standard">
      <style:text-properties style:font-name="Noto Sans" fo:language="en" fo:country="US" officeooo:paragraph-rsid="0001904a"/>
    </style:style>
    <style:style style:name="P28"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29" style:family="paragraph" style:parent-style-name="Standard">
      <style:text-properties fo:language="en" fo:country="US" officeooo:paragraph-rsid="0001904a"/>
    </style:style>
    <style:style style:name="P30" style:family="paragraph" style:parent-style-name="Standard">
      <style:text-properties fo:language="en" fo:country="US" officeooo:paragraph-rsid="003a1d86"/>
    </style:style>
    <style:style style:name="P31" style:family="paragraph" style:parent-style-name="Standard">
      <style:text-properties fo:color="#24292e" style:font-name="Noto Sans" fo:font-size="11pt" fo:language="en" fo:country="US" officeooo:paragraph-rsid="0001904a" style:font-size-asian="11pt" style:font-size-complex="11pt"/>
    </style:style>
    <style:style style:name="P32" style:family="paragraph" style:parent-style-name="Standard">
      <style:text-properties fo:color="#24292e" style:font-name="Noto Sans" fo:font-size="11pt" fo:language="en" fo:country="US" officeooo:paragraph-rsid="00bb89cb" style:font-size-asian="11pt" style:font-size-complex="11pt"/>
    </style:style>
    <style:style style:name="P33" style:family="paragraph" style:parent-style-name="Standard">
      <style:text-properties officeooo:paragraph-rsid="00462e48"/>
    </style:style>
    <style:style style:name="P34" style:family="paragraph" style:parent-style-name="Standard">
      <style:text-properties officeooo:paragraph-rsid="0068efbf"/>
    </style:style>
    <style:style style:name="P35" style:family="paragraph" style:parent-style-name="Standard">
      <style:text-properties officeooo:paragraph-rsid="00957013"/>
    </style:style>
    <style:style style:name="P36" style:family="paragraph" style:parent-style-name="Standard">
      <style:text-properties officeooo:paragraph-rsid="0099ad9b"/>
    </style:style>
    <style:style style:name="P37" style:family="paragraph" style:parent-style-name="Standard">
      <style:text-properties officeooo:paragraph-rsid="00bd4ebe"/>
    </style:style>
    <style:style style:name="P38" style:family="paragraph" style:parent-style-name="Standard">
      <style:text-properties officeooo:paragraph-rsid="00be3114"/>
    </style:style>
    <style:style style:name="P39" style:family="paragraph" style:parent-style-name="Standard">
      <style:text-properties officeooo:paragraph-rsid="00c257b9"/>
    </style:style>
    <style:style style:name="P40" style:family="paragraph" style:parent-style-name="Text_20_body">
      <style:text-properties style:font-name="Noto Sans" fo:font-size="11pt" fo:language="en" fo:country="US" officeooo:rsid="0027a181" officeooo:paragraph-rsid="0001904a" style:font-size-asian="11pt" style:font-size-complex="11pt"/>
    </style:style>
    <style:style style:name="P41" style:family="paragraph" style:parent-style-name="Text_20_body">
      <style:text-properties style:font-name="Noto Sans" fo:font-size="11pt" fo:language="en" fo:country="US" officeooo:rsid="0023c62d" officeooo:paragraph-rsid="0001904a" style:font-size-asian="11pt" style:font-size-complex="11pt"/>
    </style:style>
    <style:style style:name="P42" style:family="paragraph" style:parent-style-name="Text_20_body">
      <style:text-properties style:font-name="Noto Sans" fo:font-size="11pt" fo:language="en" fo:country="US" officeooo:rsid="0024ee0d" officeooo:paragraph-rsid="0001904a" style:font-size-asian="11pt" style:font-size-complex="11pt"/>
    </style:style>
    <style:style style:name="P43" style:family="paragraph" style:parent-style-name="Text_20_body">
      <style:text-properties style:font-name="Noto Sans" fo:font-size="11pt" fo:language="en" fo:country="US" officeooo:rsid="00267f53" officeooo:paragraph-rsid="0001904a" style:font-size-asian="11pt" style:font-size-complex="11pt"/>
    </style:style>
    <style:style style:name="P44" style:family="paragraph" style:parent-style-name="Text_20_body">
      <style:text-properties style:font-name="Noto Sans" fo:font-size="11pt" fo:language="en" fo:country="US" officeooo:paragraph-rsid="0001904a" style:font-size-asian="11pt" style:font-size-complex="11pt"/>
    </style:style>
    <style:style style:name="P45" style:family="paragraph" style:parent-style-name="Text_20_body">
      <style:text-properties style:font-name="Noto Sans" fo:font-size="11pt" fo:language="en" fo:country="US" officeooo:rsid="002b17fa" officeooo:paragraph-rsid="0001904a" style:font-size-asian="11pt" style:font-size-complex="11pt"/>
    </style:style>
    <style:style style:name="P46" style:family="paragraph" style:parent-style-name="Text_20_body">
      <style:text-properties style:font-name="Noto Sans" fo:font-size="11pt" fo:language="en" fo:country="US" officeooo:paragraph-rsid="008040b0" style:font-size-asian="11pt" style:font-size-complex="11pt"/>
    </style:style>
    <style:style style:name="P47" style:family="paragraph" style:parent-style-name="Text_20_body">
      <style:text-properties style:font-name="Noto Sans" fo:font-size="11pt" fo:language="en" fo:country="US" officeooo:rsid="008040b0" officeooo:paragraph-rsid="0080a6d5" style:font-size-asian="11pt" style:font-size-complex="11pt"/>
    </style:style>
    <style:style style:name="P48" style:family="paragraph" style:parent-style-name="Text_20_body">
      <style:text-properties style:font-name="Noto Sans" fo:font-size="11pt" fo:language="en" fo:country="US" officeooo:rsid="008040b0" officeooo:paragraph-rsid="0081e620" style:font-size-asian="11pt" style:font-size-complex="11pt"/>
    </style:style>
    <style:style style:name="P49" style:family="paragraph" style:parent-style-name="Text_20_body">
      <style:text-properties style:font-name="Noto Sans" fo:font-size="11pt" fo:language="en" fo:country="US" officeooo:paragraph-rsid="0081e620" style:font-size-asian="11pt" style:font-size-complex="11pt"/>
    </style:style>
    <style:style style:name="P50" style:family="paragraph" style:parent-style-name="Text_20_body">
      <style:text-properties style:font-name="Noto Sans" fo:font-size="11pt" fo:language="en" fo:country="US" officeooo:rsid="0080a6d5" officeooo:paragraph-rsid="0081e620" style:font-size-asian="11pt" style:font-size-complex="11pt"/>
    </style:style>
    <style:style style:name="P51" style:family="paragraph" style:parent-style-name="Text_20_body">
      <style:text-properties style:font-name="Noto Sans" fo:language="en" fo:country="US" officeooo:rsid="0027a181" officeooo:paragraph-rsid="0001904a"/>
    </style:style>
    <style:style style:name="P52" style:family="paragraph" style:parent-style-name="Text_20_body">
      <style:text-properties style:font-name="Noto Sans" fo:language="en" fo:country="US" officeooo:paragraph-rsid="0001904a"/>
    </style:style>
    <style:style style:name="P53"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54"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55"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style:style>
    <style:style style:name="P56" style:family="paragraph" style:parent-style-name="Text_20_body">
      <style:text-properties style:font-name="Noto Sans" officeooo:rsid="00a33239" officeooo:paragraph-rsid="00a33239"/>
    </style:style>
    <style:style style:name="P57" style:family="paragraph" style:parent-style-name="Text_20_body">
      <style:text-properties style:font-name="Noto Sans" officeooo:rsid="00ca77cc" officeooo:paragraph-rsid="00ca77cc"/>
    </style:style>
    <style:style style:name="P58" style:family="paragraph" style:parent-style-name="Text_20_body">
      <style:text-properties fo:font-size="11pt" fo:language="en" fo:country="US" officeooo:rsid="0023c62d" officeooo:paragraph-rsid="0001904a" style:font-size-asian="11pt" style:font-size-complex="11pt"/>
    </style:style>
    <style:style style:name="P59" style:family="paragraph" style:parent-style-name="Text_20_body">
      <style:text-properties fo:font-size="11pt" fo:language="en" fo:country="US" officeooo:rsid="0024ee0d" officeooo:paragraph-rsid="0001904a" style:font-size-asian="11pt" style:font-size-complex="11pt"/>
    </style:style>
    <style:style style:name="P60" style:family="paragraph" style:parent-style-name="Preformatted_20_Text">
      <style:paragraph-properties fo:margin-left="0cm" fo:margin-right="0cm" fo:margin-top="0cm" fo:margin-bottom="0.499cm" loext:contextual-spacing="false" fo:text-indent="0cm" style:auto-text-indent="false"/>
    </style:style>
    <style:style style:name="P61" style:family="paragraph" style:parent-style-name="Preformatted_20_Text">
      <style:paragraph-properties fo:margin-left="0cm" fo:margin-right="0cm" fo:margin-top="0cm" fo:margin-bottom="0cm" loext:contextual-spacing="false" fo:text-indent="0cm" style:auto-text-indent="false"/>
    </style:style>
    <style:style style:name="P62"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63"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64"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5"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6" style:family="paragraph" style:parent-style-name="Preformatted_20_Text">
      <style:text-properties fo:font-size="8pt" officeooo:paragraph-rsid="00a02e05" style:font-size-asian="8pt" style:font-size-complex="8pt"/>
    </style:style>
    <style:style style:name="P67" style:family="paragraph" style:parent-style-name="Standard">
      <style:paragraph-properties fo:margin-top="0cm" fo:margin-bottom="0.199cm" loext:contextual-spacing="false"/>
      <style:text-properties officeooo:paragraph-rsid="0001904a"/>
    </style:style>
    <style:style style:name="P68" style:family="paragraph" style:parent-style-name="Preformatted_20_Text" style:master-page-name="">
      <loext:graphic-properties draw:fill="none"/>
      <style:paragraph-properties fo:margin-left="0cm" fo:margin-right="-1.199cm" fo:margin-top="0cm" fo:margin-bottom="0cm" loext:contextual-spacing="false" fo:text-indent="0cm" style:auto-text-indent="false" style:page-number="auto" fo:background-color="transparent"/>
    </style:style>
    <style:style style:name="P69" style:family="paragraph" style:parent-style-name="Preformatted_20_Text" style:master-page-name="">
      <loext:graphic-properties draw:fill="none"/>
      <style:paragraph-properties fo:margin-left="0cm" fo:margin-right="-1.401cm" fo:margin-top="0cm" fo:margin-bottom="0cm" loext:contextual-spacing="false" fo:text-indent="0cm" style:auto-text-indent="false" style:page-number="auto" fo:background-color="transparent"/>
    </style:style>
    <style:style style:name="P70" style:family="paragraph" style:parent-style-name="Preformatted_20_Text" style:master-page-name="">
      <loext:graphic-properties draw:fill="none"/>
      <style:paragraph-properties fo:margin-left="0cm" fo:margin-right="-0.9cm" fo:margin-top="0cm" fo:margin-bottom="0cm" loext:contextual-spacing="false" fo:text-indent="0cm" style:auto-text-indent="false" style:page-number="auto" fo:background-color="transparent"/>
      <style:text-properties officeooo:paragraph-rsid="00a02e05"/>
    </style:style>
    <style:style style:name="P71" style:family="paragraph" style:parent-style-name="Standard" style:list-style-name="L1">
      <style:text-properties officeooo:paragraph-rsid="0019a538"/>
    </style:style>
    <style:style style:name="P72" style:family="paragraph" style:parent-style-name="Standard" style:list-style-name="L2">
      <style:text-properties style:font-name="Noto Sans" fo:font-size="11pt" fo:language="en" fo:country="US" officeooo:rsid="008b1fc3" officeooo:paragraph-rsid="00957013" style:font-size-asian="11pt" style:font-size-complex="11pt"/>
    </style:style>
    <style:style style:name="P73" style:family="paragraph" style:parent-style-name="Standard" style:list-style-name="L2">
      <style:text-properties style:font-name="Noto Sans" fo:font-size="11pt" fo:language="en" fo:country="US" officeooo:paragraph-rsid="00957013" style:font-size-asian="11pt" style:font-size-complex="11pt"/>
    </style:style>
    <style:style style:name="P74" style:family="paragraph" style:parent-style-name="Standard" style:list-style-name="L2">
      <style:text-properties style:font-name="Noto Sans" fo:font-size="11pt" fo:language="en" fo:country="US" officeooo:paragraph-rsid="000848ea" style:font-size-asian="11pt" style:font-size-complex="11pt"/>
    </style:style>
    <style:style style:name="P75"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76"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style:style>
    <style:style style:name="P77" style:family="paragraph" style:parent-style-name="Standard" style:list-style-name="L3">
      <style:text-properties fo:language="en" fo:country="US" officeooo:paragraph-rsid="001ca7ad"/>
    </style:style>
    <style:style style:name="P78" style:family="paragraph" style:parent-style-name="Standard" style:list-style-name="L3">
      <style:paragraph-properties fo:text-align="justify" style:justify-single-word="false"/>
      <style:text-properties fo:language="en" fo:country="US" officeooo:paragraph-rsid="001ca7ad"/>
    </style:style>
    <style:style style:name="P79" style:family="paragraph" style:parent-style-name="Standard" style:list-style-name="L3">
      <style:paragraph-properties fo:text-align="justify" style:justify-single-word="false"/>
      <style:text-properties fo:language="en" fo:country="US" officeooo:rsid="001ce40e" officeooo:paragraph-rsid="001ce40e"/>
    </style:style>
    <style:style style:name="P80"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81"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82"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83"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style:style>
    <style:style style:name="P84"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85"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86"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87"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88"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89"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90"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91"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92"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style:style>
    <style:style style:name="P93" style:family="paragraph" style:parent-style-name="Text_20_body">
      <style:text-properties style:font-name="Noto Sans" fo:font-size="11pt" fo:language="en" fo:country="US" officeooo:rsid="00d6b1f0" officeooo:paragraph-rsid="00d6b1f0" style:font-size-asian="11pt" style:font-size-complex="11pt"/>
    </style:style>
    <style:style style:name="P94" style:family="paragraph" style:parent-style-name="Text_20_body">
      <style:text-properties style:font-name="Noto Sans" fo:font-size="11pt" fo:language="en" fo:country="US" officeooo:rsid="002b17fa" officeooo:paragraph-rsid="0001904a" style:font-size-asian="11pt" style:font-size-complex="11pt"/>
    </style:style>
    <style:style style:name="P95" style:family="paragraph" style:parent-style-name="Text_20_body">
      <style:text-properties style:font-name="Noto Sans" fo:font-size="11pt" fo:language="en" fo:country="US" officeooo:paragraph-rsid="008040b0" style:font-size-asian="11pt" style:font-size-complex="11pt"/>
    </style:style>
    <style:style style:name="P96"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97"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style:style>
    <style:style style:name="P98"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style:style>
    <style:style style:name="P99" style:family="paragraph" style:parent-style-name="Text_20_body" style:list-style-name="">
      <style:paragraph-properties fo:hyphenation-ladder-count="no-limit"/>
      <style:text-properties style:font-name="Noto Sans" fo:language="en" fo:country="US" officeooo:rsid="0084cb2d" officeooo:paragraph-rsid="008cbabf" fo:hyphenate="false" fo:hyphenation-remain-char-count="2" fo:hyphenation-push-char-count="2"/>
    </style:style>
    <style:style style:name="P100"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style:style>
    <style:style style:name="P101" style:family="paragraph" style:parent-style-name="Text_20_body" style:list-style-name="">
      <style:paragraph-properties fo:text-align="justify" style:justify-single-word="false" fo:hyphenation-ladder-count="no-limit"/>
      <style:text-properties style:font-name="Noto Sans" fo:language="en" fo:country="US" style:text-underline-style="solid" style:text-underline-width="auto" style:text-underline-color="font-color" officeooo:rsid="0085d5fd" officeooo:paragraph-rsid="00871777" fo:hyphenate="false" fo:hyphenation-remain-char-count="2" fo:hyphenation-push-char-count="2"/>
    </style:style>
    <style:style style:name="P102" style:family="paragraph" style:parent-style-name="Text_20_body" style:list-style-name="">
      <style:paragraph-properties fo:text-align="justify" style:justify-single-word="false" fo:hyphenation-ladder-count="no-limit"/>
      <style:text-properties style:font-name="Noto Sans" fo:language="en" fo:country="US" officeooo:rsid="00c40190" officeooo:paragraph-rsid="00c40190" fo:hyphenate="false" fo:hyphenation-remain-char-count="2" fo:hyphenation-push-char-count="2"/>
    </style:style>
    <style:style style:name="P103" style:family="paragraph" style:parent-style-name="Text_20_body" style:list-style-name="">
      <style:paragraph-properties fo:text-align="justify" style:justify-single-word="false" fo:hyphenation-ladder-count="no-limit"/>
      <style:text-properties style:font-name="Noto Sans" fo:language="en" fo:country="US" officeooo:rsid="00245466" officeooo:paragraph-rsid="00871777" fo:hyphenate="false" fo:hyphenation-remain-char-count="2" fo:hyphenation-push-char-count="2"/>
    </style:style>
    <style:style style:name="P104"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style:style>
    <style:style style:name="P105"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style:style>
    <style:style style:name="P106"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style:style>
    <style:style style:name="P107"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108"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09" style:family="paragraph" style:parent-style-name="Title" style:master-page-name="MP0">
      <style:paragraph-properties style:page-number="auto" fo:break-before="page"/>
      <style:text-properties style:font-name="Noto Sans" fo:language="en" fo:country="US" officeooo:paragraph-rsid="00b72eb7"/>
    </style:style>
    <style:style style:name="P110"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style:style>
    <style:style style:name="P111" style:family="paragraph" style:parent-style-name="Heading_20_1">
      <style:text-properties style:font-name="Noto Sans" fo:language="en" fo:country="US" officeooo:paragraph-rsid="0001904a"/>
    </style:style>
    <style:style style:name="P112"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style:font-name="Noto Sans" fo:language="en" fo:country="US" officeooo:paragraph-rsid="0001904a"/>
    </style:style>
    <style:style style:name="P115"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116"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117"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style:style>
    <style:style style:name="P118"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style:font-name="Noto Sans" fo:language="en" fo:country="US" officeooo:paragraph-rsid="0001904a"/>
    </style:style>
    <style:style style:name="P121" style:family="paragraph" style:parent-style-name="Heading_20_3">
      <style:paragraph-properties fo:break-before="page"/>
    </style:style>
    <style:style style:name="P122" style:family="paragraph" style:parent-style-name="Heading_20_3">
      <style:paragraph-properties fo:break-before="page"/>
      <style:text-properties officeooo:paragraph-rsid="004f1db6"/>
    </style:style>
    <style:style style:name="P123" style:family="paragraph" style:parent-style-name="Heading_20_3">
      <style:paragraph-properties fo:break-before="page"/>
      <style:text-properties officeooo:rsid="00535826" officeooo:paragraph-rsid="00535826"/>
    </style:style>
    <style:style style:name="P124"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125" style:family="paragraph">
      <loext:graphic-properties draw:fill="none" draw:fill-color="#ffffff"/>
      <style:paragraph-properties fo:text-align="center"/>
    </style:style>
    <style:style style:name="P126" style:family="paragraph">
      <style:paragraph-properties fo:text-align="center"/>
    </style:style>
    <style:style style:name="P127" style:family="paragraph">
      <loext:graphic-properties draw:fill="none" draw:fill-color="#ffffff"/>
      <style:paragraph-properties fo:text-align="center"/>
      <style:text-properties fo:font-size="12pt"/>
    </style:style>
    <style:style style:name="P128" style:family="paragraph">
      <loext:graphic-properties draw:fill="none"/>
    </style:style>
    <style:style style:name="P129" style:family="paragraph">
      <loext:graphic-properties draw:fill="none"/>
      <style:text-properties fo:font-size="12pt"/>
    </style:style>
    <style:style style:name="P130"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fo:font-weight="bold" officeooo:rsid="001ca7ad" style:font-size-asian="11pt" style:font-weight-asian="bold" style:font-size-complex="11pt" style:font-weight-complex="bold"/>
    </style:style>
    <style:style style:name="T13" style:family="text">
      <style:text-properties style:font-name="Noto Sans" fo:font-size="11pt" fo:language="en" fo:country="US" style:font-size-asian="11pt" style:font-size-complex="11pt"/>
    </style:style>
    <style:style style:name="T14" style:family="text">
      <style:text-properties style:font-name="Noto Sans" fo:font-size="11pt" fo:language="en" fo:country="US" officeooo:rsid="00120960" style:font-size-asian="11pt" style:font-size-complex="11pt"/>
    </style:style>
    <style:style style:name="T15" style:family="text">
      <style:text-properties style:font-name="Noto Sans" fo:font-size="11pt" fo:language="en" fo:country="US" officeooo:rsid="0011bd0c" style:font-size-asian="11pt" style:font-size-complex="11pt"/>
    </style:style>
    <style:style style:name="T16" style:family="text">
      <style:text-properties style:font-name="Noto Sans" fo:font-size="11pt" fo:language="en" fo:country="US" officeooo:rsid="00052d93" style:font-size-asian="11pt" style:font-size-complex="11pt"/>
    </style:style>
    <style:style style:name="T17" style:family="text">
      <style:text-properties style:font-name="Noto Sans" fo:font-size="11pt" fo:language="en" fo:country="US" officeooo:rsid="00072748" style:font-size-asian="11pt" style:font-size-complex="11pt"/>
    </style:style>
    <style:style style:name="T18" style:family="text">
      <style:text-properties style:font-name="Noto Sans" fo:font-size="11pt" fo:language="en" fo:country="US" officeooo:rsid="0021e263" style:font-size-asian="11pt" style:font-size-complex="11pt"/>
    </style:style>
    <style:style style:name="T19" style:family="text">
      <style:text-properties style:font-name="Noto Sans" fo:font-size="11pt" fo:language="en" fo:country="US" officeooo:rsid="0018b788" style:font-size-asian="11pt" style:font-size-complex="11pt"/>
    </style:style>
    <style:style style:name="T20" style:family="text">
      <style:text-properties style:font-name="Noto Sans" fo:font-size="11pt" fo:language="en" fo:country="US" officeooo:rsid="000818f9" style:font-size-asian="11pt" style:font-size-complex="11pt"/>
    </style:style>
    <style:style style:name="T21" style:family="text">
      <style:text-properties style:font-name="Noto Sans" fo:font-size="11pt" fo:language="en" fo:country="US" officeooo:rsid="001b97ec" style:font-size-asian="11pt" style:font-size-complex="11pt"/>
    </style:style>
    <style:style style:name="T22" style:family="text">
      <style:text-properties style:font-name="Noto Sans" fo:font-size="11pt" fo:language="en" fo:country="US" officeooo:rsid="00118718" style:font-size-asian="11pt" style:font-size-complex="11pt"/>
    </style:style>
    <style:style style:name="T23" style:family="text">
      <style:text-properties style:font-name="Noto Sans" fo:font-size="11pt" fo:language="en" fo:country="US" officeooo:rsid="0012e9f3" style:font-size-asian="11pt" style:font-size-complex="11pt"/>
    </style:style>
    <style:style style:name="T24" style:family="text">
      <style:text-properties style:font-name="Noto Sans" fo:font-size="11pt" fo:language="en" fo:country="US" officeooo:rsid="000f1f13" style:font-size-asian="11pt" style:font-size-complex="11pt"/>
    </style:style>
    <style:style style:name="T25" style:family="text">
      <style:text-properties style:font-name="Noto Sans" fo:font-size="11pt" fo:language="en" fo:country="US" officeooo:rsid="000fb79e" style:font-size-asian="11pt" style:font-size-complex="11pt"/>
    </style:style>
    <style:style style:name="T26" style:family="text">
      <style:text-properties style:font-name="Noto Sans" fo:font-size="11pt" fo:language="en" fo:country="US" officeooo:rsid="002daf51" style:font-size-asian="11pt" style:font-size-complex="11pt"/>
    </style:style>
    <style:style style:name="T27" style:family="text">
      <style:text-properties style:font-name="Noto Sans" fo:font-size="11pt" fo:language="en" fo:country="US" officeooo:rsid="002dc21a" style:font-size-asian="11pt" style:font-size-complex="11pt"/>
    </style:style>
    <style:style style:name="T28" style:family="text">
      <style:text-properties style:font-name="Noto Sans" fo:font-size="11pt" fo:language="en" fo:country="US" officeooo:rsid="00318512" style:font-size-asian="11pt" style:font-size-complex="11pt"/>
    </style:style>
    <style:style style:name="T29" style:family="text">
      <style:text-properties style:font-name="Noto Sans" fo:font-size="11pt" fo:language="en" fo:country="US" officeooo:rsid="003a1d86" style:font-size-asian="11pt" style:font-size-complex="11pt"/>
    </style:style>
    <style:style style:name="T30" style:family="text">
      <style:text-properties style:font-name="Noto Sans" fo:font-size="11pt" fo:language="en" fo:country="US" officeooo:rsid="003d504b" style:font-size-asian="11pt" style:font-size-complex="11pt"/>
    </style:style>
    <style:style style:name="T31" style:family="text">
      <style:text-properties style:font-name="Noto Sans" fo:font-size="11pt" fo:language="en" fo:country="US" officeooo:rsid="0044a1a4" style:font-size-asian="11pt" style:font-size-complex="11pt"/>
    </style:style>
    <style:style style:name="T32" style:family="text">
      <style:text-properties style:font-name="Noto Sans" fo:font-size="11pt" fo:language="en" fo:country="US" officeooo:rsid="00459395" style:font-size-asian="11pt" style:font-size-complex="11pt"/>
    </style:style>
    <style:style style:name="T33" style:family="text">
      <style:text-properties style:font-name="Noto Sans" fo:font-size="11pt" fo:language="en" fo:country="US" officeooo:rsid="00462e48" style:font-size-asian="11pt" style:font-size-complex="11pt"/>
    </style:style>
    <style:style style:name="T34" style:family="text">
      <style:text-properties style:font-name="Noto Sans" fo:font-size="11pt" fo:language="en" fo:country="US" officeooo:rsid="004c3635" style:font-size-asian="11pt" style:font-size-complex="11pt"/>
    </style:style>
    <style:style style:name="T35" style:family="text">
      <style:text-properties style:font-name="Noto Sans" fo:font-size="11pt" fo:language="en" fo:country="US" officeooo:rsid="0050997c" style:font-size-asian="11pt" style:font-size-complex="11pt"/>
    </style:style>
    <style:style style:name="T36" style:family="text">
      <style:text-properties style:font-name="Noto Sans" fo:font-size="11pt" fo:language="en" fo:country="US" officeooo:rsid="00522493" style:font-size-asian="11pt" style:font-size-complex="11pt"/>
    </style:style>
    <style:style style:name="T37" style:family="text">
      <style:text-properties style:font-name="Noto Sans" fo:font-size="11pt" fo:language="en" fo:country="US" officeooo:rsid="00535826" style:font-size-asian="11pt" style:font-size-complex="11pt"/>
    </style:style>
    <style:style style:name="T38" style:family="text">
      <style:text-properties style:font-name="Noto Sans" fo:font-size="11pt" fo:language="en" fo:country="US" officeooo:rsid="0053b192" style:font-size-asian="11pt" style:font-size-complex="11pt"/>
    </style:style>
    <style:style style:name="T39" style:family="text">
      <style:text-properties style:font-name="Noto Sans" fo:font-size="11pt" fo:language="en" fo:country="US" officeooo:rsid="0055cc97" style:font-size-asian="11pt" style:font-size-complex="11pt"/>
    </style:style>
    <style:style style:name="T40" style:family="text">
      <style:text-properties style:font-name="Noto Sans" fo:font-size="11pt" fo:language="en" fo:country="US" officeooo:rsid="00664efb" style:font-size-asian="11pt" style:font-size-complex="11pt"/>
    </style:style>
    <style:style style:name="T41" style:family="text">
      <style:text-properties style:font-name="Noto Sans" fo:font-size="11pt" fo:language="en" fo:country="US" officeooo:rsid="00671843" style:font-size-asian="11pt" style:font-size-complex="11pt"/>
    </style:style>
    <style:style style:name="T42" style:family="text">
      <style:text-properties style:font-name="Noto Sans" fo:font-size="11pt" fo:language="en" fo:country="US" officeooo:rsid="0068efbf" style:font-size-asian="11pt" style:font-size-complex="11pt"/>
    </style:style>
    <style:style style:name="T43" style:family="text">
      <style:text-properties style:font-name="Noto Sans" fo:font-size="11pt" fo:language="en" fo:country="US" officeooo:rsid="0070ad24" style:font-size-asian="11pt" style:font-size-complex="11pt"/>
    </style:style>
    <style:style style:name="T44" style:family="text">
      <style:text-properties style:font-name="Noto Sans" fo:font-size="11pt" fo:language="en" fo:country="US" officeooo:rsid="0073604a" style:font-size-asian="11pt" style:font-size-complex="11pt"/>
    </style:style>
    <style:style style:name="T45" style:family="text">
      <style:text-properties style:font-name="Noto Sans" fo:font-size="11pt" fo:language="en" fo:country="US" officeooo:rsid="008e66aa" style:font-size-asian="11pt" style:font-size-complex="11pt"/>
    </style:style>
    <style:style style:name="T46" style:family="text">
      <style:text-properties style:font-name="Noto Sans" fo:font-size="11pt" fo:language="en" fo:country="US" officeooo:rsid="00920be6" style:font-size-asian="11pt" style:font-size-complex="11pt"/>
    </style:style>
    <style:style style:name="T47" style:family="text">
      <style:text-properties style:font-name="Noto Sans" fo:font-size="11pt" fo:language="en" fo:country="US" officeooo:rsid="00941f8b" style:font-size-asian="11pt" style:font-size-complex="11pt"/>
    </style:style>
    <style:style style:name="T48" style:family="text">
      <style:text-properties style:font-name="Noto Sans" fo:font-size="11pt" fo:language="en" fo:country="US" officeooo:rsid="0094949b" style:font-size-asian="11pt" style:font-size-complex="11pt"/>
    </style:style>
    <style:style style:name="T49" style:family="text">
      <style:text-properties style:font-name="Noto Sans" fo:font-size="11pt" fo:language="en" fo:country="US" officeooo:rsid="0094a563" style:font-size-asian="11pt" style:font-size-complex="11pt"/>
    </style:style>
    <style:style style:name="T50" style:family="text">
      <style:text-properties style:font-name="Noto Sans" fo:font-size="11pt" fo:language="en" fo:country="US" officeooo:rsid="00957013" style:font-size-asian="11pt" style:font-size-complex="11pt"/>
    </style:style>
    <style:style style:name="T51" style:family="text">
      <style:text-properties style:font-name="Noto Sans" fo:font-size="11pt" fo:language="en" fo:country="US" officeooo:rsid="0099ad9b" style:font-size-asian="11pt" style:font-size-complex="11pt"/>
    </style:style>
    <style:style style:name="T52" style:family="text">
      <style:text-properties style:font-name="Noto Sans" fo:font-size="11pt" fo:language="en" fo:country="US" officeooo:rsid="00a592d2" style:font-size-asian="11pt" style:font-size-complex="11pt"/>
    </style:style>
    <style:style style:name="T53" style:family="text">
      <style:text-properties style:font-name="Noto Sans" fo:font-size="11pt" fo:language="en" fo:country="US" officeooo:rsid="00a9e986" style:font-size-asian="11pt" style:font-size-complex="11pt"/>
    </style:style>
    <style:style style:name="T54" style:family="text">
      <style:text-properties style:font-name="Noto Sans" fo:font-size="11pt" fo:language="en" fo:country="US" officeooo:rsid="00ab07ad" style:font-size-asian="11pt" style:font-size-complex="11pt"/>
    </style:style>
    <style:style style:name="T55" style:family="text">
      <style:text-properties style:font-name="Noto Sans" fo:font-size="11pt" fo:language="en" fo:country="US" officeooo:rsid="00ba3ad8" style:font-size-asian="11pt" style:font-size-complex="11pt"/>
    </style:style>
    <style:style style:name="T56" style:family="text">
      <style:text-properties style:font-name="Noto Sans" fo:font-size="11pt" fo:language="en" fo:country="US" officeooo:rsid="0019a538" style:font-size-asian="11pt" style:font-size-complex="11pt"/>
    </style:style>
    <style:style style:name="T57" style:family="text">
      <style:text-properties style:font-name="Noto Sans" fo:font-size="11pt" fo:language="en" fo:country="US" officeooo:rsid="0033923d" style:font-size-asian="11pt" style:font-size-complex="11pt"/>
    </style:style>
    <style:style style:name="T58" style:family="text">
      <style:text-properties style:font-name="Noto Sans" fo:font-size="11pt" fo:language="en" fo:country="US" officeooo:rsid="0034b46b" style:font-size-asian="11pt" style:font-size-complex="11pt"/>
    </style:style>
    <style:style style:name="T59" style:family="text">
      <style:text-properties style:font-name="Noto Sans" fo:font-size="11pt" fo:language="en" fo:country="US" officeooo:rsid="00bf5b9e" style:font-size-asian="11pt" style:font-size-complex="11pt"/>
    </style:style>
    <style:style style:name="T60" style:family="text">
      <style:text-properties style:font-name="Noto Sans" fo:font-size="11pt" fo:language="en" fo:country="US" officeooo:rsid="00c08598" style:font-size-asian="11pt" style:font-size-complex="11pt"/>
    </style:style>
    <style:style style:name="T61" style:family="text">
      <style:text-properties style:font-name="Noto Sans" fo:font-size="11pt" fo:language="en" fo:country="US" officeooo:rsid="00c257b9" style:font-size-asian="11pt" style:font-size-complex="11pt"/>
    </style:style>
    <style:style style:name="T62" style:family="text">
      <style:text-properties style:font-name="Noto Sans" fo:font-size="11pt" fo:language="en" fo:country="US" officeooo:rsid="00c259a8" style:font-size-asian="11pt" style:font-size-complex="11pt"/>
    </style:style>
    <style:style style:name="T63" style:family="text">
      <style:text-properties style:font-name="Noto Sans" fo:font-size="11pt" fo:language="en" fo:country="US" officeooo:rsid="00c2e6b4" style:font-size-asian="11pt" style:font-size-complex="11pt"/>
    </style:style>
    <style:style style:name="T64" style:family="text">
      <style:text-properties style:font-name="Noto Sans" fo:font-size="11pt" fo:language="en" fo:country="US" officeooo:rsid="00d2ee82" style:font-size-asian="11pt" style:font-size-complex="11pt"/>
    </style:style>
    <style:style style:name="T65" style:family="text">
      <style:text-properties style:font-name="Noto Sans" fo:font-size="11pt" fo:language="en" fo:country="US" fo:font-style="italic" style:font-size-asian="11pt" style:font-style-asian="italic" style:font-size-complex="11pt" style:font-style-complex="italic"/>
    </style:style>
    <style:style style:name="T66"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67" style:family="text">
      <style:text-properties style:font-name="Noto Sans" fo:font-size="11pt" fo:language="en" fo:country="US" style:text-underline-style="solid" style:text-underline-width="auto" style:text-underline-color="font-color" style:font-size-asian="11pt" style:font-size-complex="11pt"/>
    </style:style>
    <style:style style:name="T68"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69"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70"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71" style:family="text">
      <style:text-properties style:font-name="Noto Sans" fo:font-size="11pt" fo:language="en" fo:country="US" style:text-underline-style="solid" style:text-underline-width="auto" style:text-underline-color="font-color" officeooo:rsid="00c257b9" style:font-size-asian="11pt" style:font-size-complex="11pt"/>
    </style:style>
    <style:style style:name="T72"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73"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74"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75" style:family="text">
      <style:text-properties style:font-name="Noto Sans" fo:font-size="11pt" fo:language="en" fo:country="US" fo:background-color="#99ff66" loext:char-shading-value="0" style:font-size-asian="11pt" style:font-size-complex="11pt"/>
    </style:style>
    <style:style style:name="T76" style:family="text">
      <style:text-properties style:font-name="Noto Sans" fo:font-size="11pt" fo:language="en" fo:country="US" fo:background-color="#ff3333" loext:char-shading-value="0" style:font-size-asian="11pt" style:font-size-complex="11pt"/>
    </style:style>
    <style:style style:name="T77" style:family="text">
      <style:text-properties style:font-name="Noto Sans" fo:font-size="11pt" fo:language="en" fo:country="US" fo:font-weight="bold" style:font-size-asian="11pt" style:font-weight-asian="bold" style:font-size-complex="11pt" style:font-weight-complex="bold"/>
    </style:style>
    <style:style style:name="T78"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79"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80"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81" style:family="text">
      <style:text-properties style:font-name="Noto Sans" fo:font-size="11pt" fo:language="en" fo:country="US" fo:font-weight="normal" style:font-size-asian="11pt" style:font-weight-asian="normal" style:font-size-complex="11pt" style:font-weight-complex="normal"/>
    </style:style>
    <style:style style:name="T82" style:family="text">
      <style:text-properties style:font-name="Noto Sans" fo:font-size="11pt" fo:language="en" fo:country="US" style:text-underline-style="none" style:font-size-asian="11pt" style:font-size-complex="11pt"/>
    </style:style>
    <style:style style:name="T83" style:family="text">
      <style:text-properties style:font-name="Noto Sans" fo:font-size="11pt" fo:language="en" fo:country="US" style:text-underline-style="none" officeooo:rsid="0050997c" style:font-size-asian="11pt" style:font-size-complex="11pt"/>
    </style:style>
    <style:style style:name="T84" style:family="text">
      <style:text-properties style:font-name="Noto Sans" fo:font-size="11pt" fo:language="en" fo:country="US" style:text-underline-style="none" officeooo:rsid="00c259a8" style:font-size-asian="11pt" style:font-size-complex="11pt"/>
    </style:style>
    <style:style style:name="T85" style:family="text">
      <style:text-properties style:font-name="Noto Sans" fo:font-size="11pt" fo:font-style="italic" officeooo:rsid="0022a681" style:font-size-asian="11pt" style:font-style-asian="italic" style:font-size-complex="11pt" style:font-style-complex="italic"/>
    </style:style>
    <style:style style:name="T86" style:family="text">
      <style:text-properties style:font-name="Noto Sans" fo:font-size="11pt" fo:font-weight="normal" officeooo:rsid="00218b1d" style:font-size-asian="11pt" style:font-weight-asian="normal" style:font-size-complex="11pt" style:font-weight-complex="normal"/>
    </style:style>
    <style:style style:name="T87" style:family="text">
      <style:text-properties style:font-name="Noto Sans" officeooo:rsid="002e6b8c"/>
    </style:style>
    <style:style style:name="T88" style:family="text">
      <style:text-properties style:font-name="Noto Sans" officeooo:rsid="0024ee0d"/>
    </style:style>
    <style:style style:name="T89" style:family="text">
      <style:text-properties style:font-name="Noto Sans" officeooo:rsid="00267f53"/>
    </style:style>
    <style:style style:name="T90" style:family="text">
      <style:text-properties style:font-name="Noto Sans" officeooo:rsid="00169d99"/>
    </style:style>
    <style:style style:name="T91" style:family="text">
      <style:text-properties style:font-name="Noto Sans" fo:language="en" fo:country="US"/>
    </style:style>
    <style:style style:name="T92" style:family="text">
      <style:text-properties style:font-name="Noto Sans" officeooo:rsid="004d5d26"/>
    </style:style>
    <style:style style:name="T93" style:family="text">
      <style:text-properties style:font-name="Noto Sans" officeooo:rsid="00957013"/>
    </style:style>
    <style:style style:name="T94" style:family="text">
      <style:text-properties style:font-name="Noto Sans" officeooo:rsid="009658bb"/>
    </style:style>
    <style:style style:name="T95" style:family="text">
      <style:text-properties style:font-name="Noto Sans" officeooo:rsid="0097b5f4"/>
    </style:style>
    <style:style style:name="T96" style:family="text">
      <style:text-properties style:font-name="Noto Sans" officeooo:rsid="009bac90"/>
    </style:style>
    <style:style style:name="T97" style:family="text">
      <style:text-properties style:font-name="Noto Sans" officeooo:rsid="00a33239"/>
    </style:style>
    <style:style style:name="T98" style:family="text">
      <style:text-properties officeooo:rsid="0011bd0c"/>
    </style:style>
    <style:style style:name="T99" style:family="text">
      <style:text-properties style:text-position="super 67%" style:font-name="Noto Sans" fo:font-size="11pt" fo:language="en" fo:country="US" style:font-size-asian="11pt" style:font-size-complex="11pt"/>
    </style:style>
    <style:style style:name="T100" style:family="text">
      <style:text-properties officeooo:rsid="00326601"/>
    </style:style>
    <style:style style:name="T101" style:family="text">
      <style:text-properties officeooo:rsid="001514f1"/>
    </style:style>
    <style:style style:name="T102" style:family="text">
      <style:text-properties officeooo:rsid="00138dbc"/>
    </style:style>
    <style:style style:name="T103" style:family="text">
      <style:text-properties officeooo:rsid="001514f1" fo:background-color="#ff3333" loext:char-shading-value="0"/>
    </style:style>
    <style:style style:name="T104" style:family="text">
      <style:text-properties officeooo:rsid="0070ad24" fo:background-color="#ff3333" loext:char-shading-value="0"/>
    </style:style>
    <style:style style:name="T105" style:family="text">
      <style:text-properties officeooo:rsid="001514f1" fo:background-color="#99ff66" loext:char-shading-value="0"/>
    </style:style>
    <style:style style:name="T106" style:family="text">
      <style:text-properties officeooo:rsid="0070ad24" fo:background-color="#99ff66" loext:char-shading-value="0"/>
    </style:style>
    <style:style style:name="T107" style:family="text">
      <style:text-properties fo:color="#24292e" style:font-name="Noto Sans" fo:font-size="11pt" fo:language="en" fo:country="US" style:font-size-asian="11pt" style:font-size-complex="11pt"/>
    </style:style>
    <style:style style:name="T108" style:family="text">
      <style:text-properties fo:color="#24292e" style:font-name="Noto Sans" fo:font-size="11pt" fo:language="en" fo:country="US" fo:background-color="#ff3333" loext:char-shading-value="0" style:font-size-asian="11pt" style:font-size-complex="11pt"/>
    </style:style>
    <style:style style:name="T109" style:family="text">
      <style:text-properties officeooo:rsid="0021e263"/>
    </style:style>
    <style:style style:name="T110" style:family="text">
      <style:text-properties fo:color="#000000"/>
    </style:style>
    <style:style style:name="T111" style:family="text">
      <style:text-properties fo:color="#000000" style:font-name="Noto Sans" fo:font-size="11pt" fo:language="en" fo:country="US" style:font-size-asian="11pt" style:font-size-complex="11pt"/>
    </style:style>
    <style:style style:name="T112" style:family="text">
      <style:text-properties fo:color="#000000" style:font-name="Noto Sans" fo:font-size="11pt" fo:language="en" fo:country="US" officeooo:rsid="00716b43" style:font-size-asian="11pt" style:font-size-complex="11pt"/>
    </style:style>
    <style:style style:name="T113" style:family="text">
      <style:text-properties fo:color="#000000" style:font-name="Noto Sans" fo:font-size="11pt" fo:language="en" fo:country="US" officeooo:rsid="0033923d" style:font-size-asian="11pt" style:font-size-complex="11pt"/>
    </style:style>
    <style:style style:name="T114" style:family="text">
      <style:text-properties fo:color="#000000" style:font-name="Noto Sans" fo:font-size="20pt" fo:font-weight="bold" style:font-size-asian="20pt" style:font-weight-asian="bold" style:font-size-complex="20pt" style:font-weight-complex="bold"/>
    </style:style>
    <style:style style:name="T115" style:family="text">
      <style:text-properties fo:color="#0000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16" style:family="text">
      <style:text-properties fo:color="#000000" officeooo:rsid="00750a44"/>
    </style:style>
    <style:style style:name="T117" style:family="text">
      <style:text-properties fo:color="#000000" officeooo:rsid="00767425"/>
    </style:style>
    <style:style style:name="T118" style:family="text">
      <style:text-properties style:font-name="Noto Sans1" fo:font-size="11pt" fo:language="en" fo:country="US" officeooo:rsid="0033923d" style:font-size-asian="11pt" style:font-size-complex="11pt"/>
    </style:style>
    <style:style style:name="T119" style:family="text">
      <style:text-properties officeooo:rsid="0034b46b"/>
    </style:style>
    <style:style style:name="T120" style:family="text">
      <style:text-properties fo:font-variant="normal" fo:text-transform="none" fo:color="#000000" style:font-name="Noto Sans" fo:font-size="11pt" fo:letter-spacing="normal" fo:language="en" fo:country="US" fo:font-style="normal" fo:font-weight="normal" officeooo:rsid="0033923d" style:font-size-asian="11pt" style:font-size-complex="11pt"/>
    </style:style>
    <style:style style:name="T121" style:family="text">
      <style:text-properties fo:font-variant="normal" fo:text-transform="none" fo:color="#000000" style:font-name="Noto Sans" fo:font-size="11pt" fo:letter-spacing="normal" fo:language="en" fo:country="US" fo:font-style="normal" fo:font-weight="normal" officeooo:rsid="001b97ec" style:font-size-asian="11pt" style:font-size-complex="11pt"/>
    </style:style>
    <style:style style:name="T122" style:family="text">
      <style:text-properties fo:font-variant="normal" fo:text-transform="none" fo:color="#000000" style:font-name="Noto Sans" fo:font-size="11pt" fo:letter-spacing="normal" fo:language="en" fo:country="US" fo:font-style="normal" fo:font-weight="normal" officeooo:rsid="0034b46b" style:font-size-asian="11pt" style:font-size-complex="11pt"/>
    </style:style>
    <style:style style:name="T123" style:family="text">
      <style:text-properties fo:font-variant="normal" fo:text-transform="none" fo:color="#000000" fo:letter-spacing="normal" fo:font-style="normal" officeooo:rsid="005d609c"/>
    </style:style>
    <style:style style:name="T124" style:family="text">
      <style:text-properties fo:font-variant="normal" fo:text-transform="none" fo:color="#000000" fo:letter-spacing="normal" fo:font-style="normal" officeooo:rsid="005fee38"/>
    </style:style>
    <style:style style:name="T125" style:family="text">
      <style:text-properties fo:font-variant="normal" fo:text-transform="none" fo:color="#000000" fo:letter-spacing="normal" fo:font-style="italic" style:font-style-asian="italic" style:font-style-complex="italic"/>
    </style:style>
    <style:style style:name="T126"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127"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128" style:family="text">
      <style:text-properties officeooo:rsid="0027a181"/>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0027a181"/>
    </style:style>
    <style:style style:name="T131" style:family="text">
      <style:text-properties style:text-underline-style="solid" style:text-underline-width="auto" style:text-underline-color="font-color" officeooo:rsid="00292dca"/>
    </style:style>
    <style:style style:name="T132" style:family="text">
      <style:text-properties style:text-underline-style="solid" style:text-underline-width="auto" style:text-underline-color="font-color" officeooo:rsid="00750a44"/>
    </style:style>
    <style:style style:name="T133" style:family="text">
      <style:text-properties style:text-underline-style="solid" style:text-underline-width="auto" style:text-underline-color="font-color" officeooo:rsid="008040b0"/>
    </style:style>
    <style:style style:name="T134" style:family="text">
      <style:text-properties style:text-underline-style="solid" style:text-underline-width="auto" style:text-underline-color="font-color" officeooo:rsid="0084cb2d"/>
    </style:style>
    <style:style style:name="T135" style:family="text">
      <style:text-properties style:text-underline-style="solid" style:text-underline-width="auto" style:text-underline-color="font-color" officeooo:rsid="0085d5fd"/>
    </style:style>
    <style:style style:name="T136" style:family="text">
      <style:text-properties style:text-underline-style="solid" style:text-underline-width="auto" style:text-underline-color="font-color" fo:font-weight="normal" officeooo:rsid="0024cbdb" style:font-weight-asian="normal" style:font-weight-complex="normal"/>
    </style:style>
    <style:style style:name="T137" style:family="text">
      <style:text-properties style:text-underline-style="solid" style:text-underline-width="auto" style:text-underline-color="font-color" officeooo:rsid="00871777"/>
    </style:style>
    <style:style style:name="T138" style:family="text">
      <style:text-properties style:text-underline-style="solid" style:text-underline-width="auto" style:text-underline-color="font-color" fo:font-weight="bold" style:font-weight-asian="bold" style:font-weight-complex="bold"/>
    </style:style>
    <style:style style:name="T139" style:family="text">
      <style:text-properties style:text-underline-style="solid" style:text-underline-width="auto" style:text-underline-color="font-color" officeooo:rsid="00bb89cb"/>
    </style:style>
    <style:style style:name="T140" style:family="text">
      <style:text-properties style:text-underline-style="solid" style:text-underline-width="auto" style:text-underline-color="font-color" officeooo:rsid="00cc6ee2"/>
    </style:style>
    <style:style style:name="T141" style:family="text">
      <style:text-properties style:text-underline-style="solid" style:text-underline-width="auto" style:text-underline-color="font-color" officeooo:rsid="0024cbdb"/>
    </style:style>
    <style:style style:name="T142" style:family="text">
      <style:text-properties officeooo:rsid="002e6b8c"/>
    </style:style>
    <style:style style:name="T143" style:family="text">
      <style:text-properties officeooo:rsid="00292dca"/>
    </style:style>
    <style:style style:name="T144" style:family="text">
      <style:text-properties officeooo:rsid="00033387"/>
    </style:style>
    <style:style style:name="T145" style:family="text">
      <style:text-properties officeooo:rsid="00052d93"/>
    </style:style>
    <style:style style:name="T146" style:family="text">
      <style:text-properties officeooo:rsid="00072748"/>
    </style:style>
    <style:style style:name="T147" style:family="text">
      <style:text-properties officeooo:rsid="000818f9"/>
    </style:style>
    <style:style style:name="T148" style:family="text">
      <style:text-properties officeooo:rsid="000848ea"/>
    </style:style>
    <style:style style:name="T149" style:family="text">
      <style:text-properties officeooo:rsid="000a19e3"/>
    </style:style>
    <style:style style:name="T150" style:family="text">
      <style:text-properties officeooo:rsid="000b59da"/>
    </style:style>
    <style:style style:name="T151" style:family="text">
      <style:text-properties fo:font-weight="normal" style:font-weight-asian="normal" style:font-weight-complex="normal"/>
    </style:style>
    <style:style style:name="T152" style:family="text">
      <style:text-properties fo:font-weight="normal" officeooo:rsid="0024cbdb" style:font-weight-asian="normal" style:font-weight-complex="normal"/>
    </style:style>
    <style:style style:name="T153" style:family="text">
      <style:text-properties officeooo:rsid="0014c9ad"/>
    </style:style>
    <style:style style:name="T154" style:family="text">
      <style:text-properties officeooo:rsid="001b97ec"/>
    </style:style>
    <style:style style:name="T155" style:family="text">
      <style:text-properties officeooo:rsid="001ca7ad"/>
    </style:style>
    <style:style style:name="T156" style:family="text">
      <style:text-properties officeooo:rsid="001ce40e"/>
    </style:style>
    <style:style style:name="T157" style:family="text">
      <style:text-properties officeooo:rsid="001e5479"/>
    </style:style>
    <style:style style:name="T158" style:family="text">
      <style:text-properties fo:font-weight="bold" style:font-weight-asian="bold"/>
    </style:style>
    <style:style style:name="T159" style:family="text">
      <style:text-properties fo:font-weight="bold" style:font-weight-asian="bold" style:font-weight-complex="bold"/>
    </style:style>
    <style:style style:name="T160" style:family="text">
      <style:text-properties fo:font-weight="bold" officeooo:rsid="00183aa9" style:font-weight-asian="bold" style:font-weight-complex="bold"/>
    </style:style>
    <style:style style:name="T161" style:family="text">
      <style:text-properties fo:font-weight="bold" officeooo:rsid="007efb72" style:font-weight-asian="bold" style:font-weight-complex="bold"/>
    </style:style>
    <style:style style:name="T162" style:family="text">
      <style:text-properties fo:font-weight="bold" officeooo:rsid="00b9dc9c" style:font-weight-asian="bold" style:font-weight-complex="bold"/>
    </style:style>
    <style:style style:name="T163" style:family="text">
      <style:text-properties fo:font-weight="bold" officeooo:rsid="001068ed" style:font-weight-asian="bold"/>
    </style:style>
    <style:style style:name="T164" style:family="text">
      <style:text-properties officeooo:rsid="0024cbdb"/>
    </style:style>
    <style:style style:name="T165" style:family="text">
      <style:text-properties officeooo:rsid="0028c514"/>
    </style:style>
    <style:style style:name="T166" style:family="text">
      <style:text-properties officeooo:rsid="002dc21a"/>
    </style:style>
    <style:style style:name="T167" style:family="text">
      <style:text-properties officeooo:rsid="0033c56d"/>
    </style:style>
    <style:style style:name="T168" style:family="text">
      <style:text-properties style:font-name="Source Code Pro"/>
    </style:style>
    <style:style style:name="T169" style:family="text">
      <style:text-properties style:font-name="Source Code Pro" fo:font-size="11pt" fo:language="en" fo:country="US" style:font-size-asian="11pt" style:font-name-complex="Times New Roman1" style:font-size-complex="11pt"/>
    </style:style>
    <style:style style:name="T170" style:family="text">
      <style:text-properties style:font-name="Source Code Pro" fo:font-size="11pt" fo:language="en" fo:country="US" officeooo:rsid="003a1d86" style:font-size-asian="11pt" style:font-name-complex="Times New Roman1" style:font-size-complex="11pt"/>
    </style:style>
    <style:style style:name="T171" style:family="text">
      <style:text-properties style:font-name="Source Code Pro" fo:font-size="11pt" fo:language="en" fo:country="US" style:font-size-asian="11pt" style:font-size-complex="11pt"/>
    </style:style>
    <style:style style:name="T172" style:family="text">
      <style:text-properties style:font-name="Source Code Pro" fo:font-size="11pt" fo:language="en" fo:country="US" officeooo:rsid="00459395" style:font-size-asian="11pt" style:font-size-complex="11pt"/>
    </style:style>
    <style:style style:name="T173" style:family="text">
      <style:text-properties style:font-name="Source Code Pro" fo:font-size="11pt" fo:language="en" fo:country="US" officeooo:rsid="002dc21a" style:font-size-asian="11pt" style:font-size-complex="11pt"/>
    </style:style>
    <style:style style:name="T174" style:family="text">
      <style:text-properties style:font-name="Source Code Pro" fo:font-size="11pt" fo:language="en" fo:country="US" officeooo:rsid="0044a1a4" style:font-size-asian="11pt" style:font-size-complex="11pt"/>
    </style:style>
    <style:style style:name="T175" style:family="text">
      <style:text-properties style:font-name="Source Code Pro" fo:font-size="11pt" fo:language="en" fo:country="US" officeooo:rsid="00a592d2" style:font-size-asian="11pt" style:font-size-complex="11pt"/>
    </style:style>
    <style:style style:name="T176" style:family="text">
      <style:text-properties style:font-name="Source Code Pro" fo:font-size="11pt" fo:language="en" fo:country="US" fo:font-weight="bold" officeooo:rsid="00459395" style:font-size-asian="11pt" style:font-weight-asian="bold" style:font-size-complex="11pt" style:font-weight-complex="bold"/>
    </style:style>
    <style:style style:name="T177" style:family="text">
      <style:text-properties style:font-name="Source Code Pro" fo:font-size="11pt" fo:language="en" fo:country="US" fo:font-weight="bold" officeooo:rsid="004c3635" style:font-size-asian="11pt" style:font-weight-asian="bold" style:font-size-complex="11pt" style:font-weight-complex="bold"/>
    </style:style>
    <style:style style:name="T178" style:family="text">
      <style:text-properties officeooo:rsid="0036a043"/>
    </style:style>
    <style:style style:name="T179" style:family="text">
      <style:text-properties style:text-position="sub 58%"/>
    </style:style>
    <style:style style:name="T180" style:family="text">
      <style:text-properties style:text-position="sub 58%" fo:font-weight="normal" style:font-weight-asian="normal" style:font-weight-complex="normal"/>
    </style:style>
    <style:style style:name="T181" style:family="text">
      <style:text-properties style:text-position="sub 58%" officeooo:rsid="000a19e3"/>
    </style:style>
    <style:style style:name="T182" style:family="text">
      <style:text-properties officeooo:rsid="0043d10e"/>
    </style:style>
    <style:style style:name="T183" style:family="text">
      <style:text-properties officeooo:rsid="0044a1a4"/>
    </style:style>
    <style:style style:name="T184" style:family="text">
      <style:text-properties fo:font-style="italic" style:font-style-asian="italic" style:font-style-complex="italic"/>
    </style:style>
    <style:style style:name="T185" style:family="text">
      <style:text-properties fo:font-style="italic" officeooo:rsid="007efb72" style:font-style-asian="italic" style:font-style-complex="italic"/>
    </style:style>
    <style:style style:name="T186" style:family="text">
      <style:text-properties fo:font-style="italic" officeooo:rsid="008ca382" style:font-style-asian="italic" style:font-style-complex="italic"/>
    </style:style>
    <style:style style:name="T187" style:family="text">
      <style:text-properties fo:font-style="italic" officeooo:rsid="00abe27a" style:font-style-asian="italic" style:font-style-complex="italic"/>
    </style:style>
    <style:style style:name="T188" style:family="text">
      <style:text-properties fo:color="#c0c0c0"/>
    </style:style>
    <style:style style:name="T189" style:family="text">
      <style:text-properties fo:color="#000080"/>
    </style:style>
    <style:style style:name="T190" style:family="text">
      <style:text-properties fo:color="#000080" officeooo:rsid="005a2626"/>
    </style:style>
    <style:style style:name="T191" style:family="text">
      <style:text-properties fo:color="#000080" officeooo:rsid="005d1231"/>
    </style:style>
    <style:style style:name="T192" style:family="text">
      <style:text-properties fo:color="#000080" officeooo:rsid="00671843"/>
    </style:style>
    <style:style style:name="T193" style:family="text">
      <style:text-properties officeooo:rsid="005b4a92"/>
    </style:style>
    <style:style style:name="T194" style:family="text">
      <style:text-properties officeooo:rsid="005d1231"/>
    </style:style>
    <style:style style:name="T195" style:family="text">
      <style:text-properties fo:language="en" fo:country="US" officeooo:rsid="005d609c"/>
    </style:style>
    <style:style style:name="T196" style:family="text">
      <style:text-properties fo:language="en" fo:country="US" officeooo:rsid="005fee38"/>
    </style:style>
    <style:style style:name="T197" style:family="text">
      <style:text-properties officeooo:rsid="00664efb"/>
    </style:style>
    <style:style style:name="T198" style:family="text">
      <style:text-properties officeooo:rsid="00671843"/>
    </style:style>
    <style:style style:name="T199" style:family="text">
      <style:text-properties officeooo:rsid="006ac26b"/>
    </style:style>
    <style:style style:name="T200" style:family="text">
      <style:text-properties officeooo:rsid="006c0ba2"/>
    </style:style>
    <style:style style:name="T201" style:family="text">
      <style:text-properties officeooo:rsid="006de0cb"/>
    </style:style>
    <style:style style:name="T202" style:family="text">
      <style:text-properties fo:font-size="11pt" officeooo:rsid="001553d3" style:font-size-asian="11pt" style:font-size-complex="11pt"/>
    </style:style>
    <style:style style:name="T203" style:family="text">
      <style:text-properties fo:font-size="11pt" officeooo:rsid="00326601" style:font-size-asian="11pt" style:font-size-complex="11pt"/>
    </style:style>
    <style:style style:name="T204" style:family="text">
      <style:text-properties fo:font-size="11pt" fo:font-style="italic" officeooo:rsid="001553d3" style:font-size-asian="11pt" style:font-style-asian="italic" style:font-size-complex="11pt" style:font-style-complex="italic"/>
    </style:style>
    <style:style style:name="T205" style:family="text">
      <style:text-properties officeooo:rsid="006ebbf7"/>
    </style:style>
    <style:style style:name="T206" style:family="text">
      <style:text-properties officeooo:rsid="0070ad24"/>
    </style:style>
    <style:style style:name="T207" style:family="text">
      <style:text-properties officeooo:rsid="00748aa9"/>
    </style:style>
    <style:style style:name="T208" style:family="text">
      <style:text-properties officeooo:rsid="00750a44"/>
    </style:style>
    <style:style style:name="T209" style:family="text">
      <style:text-properties officeooo:rsid="0079aa30"/>
    </style:style>
    <style:style style:name="T210" style:family="text">
      <style:text-properties officeooo:rsid="007c77db"/>
    </style:style>
    <style:style style:name="T211" style:family="text">
      <style:text-properties officeooo:rsid="007ca22f"/>
    </style:style>
    <style:style style:name="T212" style:family="text">
      <style:text-properties officeooo:rsid="007efb72"/>
    </style:style>
    <style:style style:name="T213" style:family="text">
      <style:text-properties officeooo:rsid="0080a6d5"/>
    </style:style>
    <style:style style:name="T214" style:family="text">
      <style:text-properties officeooo:rsid="0084cb2d"/>
    </style:style>
    <style:style style:name="T215" style:family="text">
      <style:text-properties officeooo:rsid="0085d5fd"/>
    </style:style>
    <style:style style:name="T216" style:family="text">
      <style:text-properties style:text-underline-style="none"/>
    </style:style>
    <style:style style:name="T217" style:family="text">
      <style:text-properties style:text-underline-style="none" fo:font-weight="normal" officeooo:rsid="0024cbdb" style:font-weight-asian="normal" style:font-weight-complex="normal"/>
    </style:style>
    <style:style style:name="T218" style:family="text">
      <style:text-properties style:text-underline-style="none" fo:font-weight="normal" officeooo:rsid="00d2c9c1" style:font-weight-asian="normal" style:font-weight-complex="normal"/>
    </style:style>
    <style:style style:name="T219" style:family="text">
      <style:text-properties style:text-underline-style="none" officeooo:rsid="00a02e05"/>
    </style:style>
    <style:style style:name="T220" style:family="text">
      <style:text-properties officeooo:rsid="00871777"/>
    </style:style>
    <style:style style:name="T221" style:family="text">
      <style:text-properties officeooo:rsid="008ca382"/>
    </style:style>
    <style:style style:name="T222" style:family="text">
      <style:text-properties officeooo:rsid="00957013"/>
    </style:style>
    <style:style style:name="T223" style:family="text">
      <style:text-properties officeooo:rsid="009bac90"/>
    </style:style>
    <style:style style:name="T224" style:family="text">
      <style:text-properties officeooo:rsid="009d9a56"/>
    </style:style>
    <style:style style:name="T225" style:family="text">
      <style:text-properties officeooo:rsid="009e8151"/>
    </style:style>
    <style:style style:name="T226" style:family="text">
      <style:text-properties fo:font-size="9pt" officeooo:rsid="00d53389" style:font-size-asian="9pt" style:font-size-complex="9pt"/>
    </style:style>
    <style:style style:name="T227" style:family="text">
      <style:text-properties officeooo:rsid="00a182ae"/>
    </style:style>
    <style:style style:name="T228" style:family="text">
      <style:text-properties officeooo:rsid="00a4c531"/>
    </style:style>
    <style:style style:name="T229" style:family="text">
      <style:text-properties officeooo:rsid="00a592d2"/>
    </style:style>
    <style:style style:name="T230" style:family="text">
      <style:text-properties fo:color="#009900" style:font-name="Noto Sans" fo:font-size="11pt" fo:language="en" fo:country="US" officeooo:rsid="00a9e986" style:font-size-asian="11pt" style:font-size-complex="11pt"/>
    </style:style>
    <style:style style:name="T231" style:family="text">
      <style:text-properties officeooo:rsid="00abe27a"/>
    </style:style>
    <style:style style:name="T232" style:family="text">
      <style:text-properties officeooo:rsid="00b9dc9c"/>
    </style:style>
    <style:style style:name="T233" style:family="text">
      <style:text-properties officeooo:rsid="00bb89cb"/>
    </style:style>
    <style:style style:name="T234" style:family="text">
      <style:text-properties officeooo:rsid="00bd4ebe"/>
    </style:style>
    <style:style style:name="T235" style:family="text">
      <style:text-properties officeooo:rsid="00be3114"/>
    </style:style>
    <style:style style:name="T236" style:family="text">
      <style:text-properties style:font-name="Noto Sans Mono" fo:font-size="11pt" fo:language="en" fo:country="US" officeooo:rsid="00c257b9" style:font-size-asian="11pt" style:font-size-complex="11pt"/>
    </style:style>
    <style:style style:name="T237" style:family="text">
      <style:text-properties officeooo:rsid="00c78a4b"/>
    </style:style>
    <style:style style:name="T238" style:family="text">
      <style:text-properties officeooo:rsid="00caa67d"/>
    </style:style>
    <style:style style:name="T239" style:family="text">
      <style:text-properties officeooo:rsid="00cc6ee2"/>
    </style:style>
    <style:style style:name="T240" style:family="text">
      <style:text-properties officeooo:rsid="00ce29c6"/>
    </style:style>
    <style:style style:name="T241" style:family="text">
      <style:text-properties officeooo:rsid="00d1c7f5"/>
    </style:style>
    <style:style style:name="T242" style:family="text">
      <style:text-properties officeooo:rsid="00d74a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3cm" fo:margin-top="0cm" fo:margin-bottom="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1.969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4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3.79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1.942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draw:frame draw:style-name="fr1" draw:name="Bild40" text:anchor-type="paragraph" svg:x="0.113cm" svg:y="0.062cm" svg:width="4.226cm" svg:height="4.226cm" draw:z-index="45"><draw:image xlink:href="Pictures/100012CE000004F6000004F6C4D921C0DCBB4462.svg" xlink:type="simple" xlink:show="embed" xlink:actuate="onLoad" loext:mime-type="image/svg+xml"/><draw:image xlink:href="Pictures/1000020100000030000000300A8246C5AE622428.png" xlink:type="simple" xlink:show="embed" xlink:actuate="onLoad" loext:mime-type="image/png"/></draw:frame><text:span text:style-name="T114"><text:line-break/></text:span><text:span text:style-name="T115">OpenHantek6022 User Manual</text:span></text:p>
      <text:p text:style-name="P28"><draw:custom-shape text:anchor-type="paragraph" draw:z-index="38" draw:name="Form13" draw:style-name="gr13" draw:text-style-name="P130"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Grafik 40" text:anchor-type="as-char" svg:y="-1.254cm" svg:width="16.842cm" style:rel-width="scale" svg:height="6.287cm" style:rel-height="scale" draw:z-index="2"><draw:image xlink:href="Pictures/10000000000002EE000001187EBB84C216F3FF3A.png" xlink:type="simple" xlink:show="embed" xlink:actuate="onLoad" loext:mime-type="image/png"/></draw:frame></text:p>
      <text:p text:style-name="P1"><text:span text:style-name="Absatz-Standardschriftart"><text:span text:style-name="T13"/></text:span></text:p>
      <text:p text:style-name="P1"><text:span text:style-name="Absatz-Standardschriftart"><text:span text:style-name="T13">The digital storage scope Hantek6022BE (as well as the similar Hantek 6022BL) </text:span></text:span><text:span text:style-name="Absatz-Standardschriftart"><text:span text:style-name="T45">allows to </text:span></text:span><text:span text:style-name="Absatz-Standardschriftart"><text:span text:style-name="T13">measure two voltage channels CH1 (yellow) and CH2 (blue). </text:span></text:span></text:p>
      <text:p text:style-name="P10">The input impedance is 1 M<text:span text:style-name="T146">Ω</text:span> || 25 pF (a typical value for scope inputs). </text:p>
      <text:p text:style-name="P10">The measurable input signal range is ±5 V.</text:p>
      <text:p text:style-name="P24">Input voltages outside the safe range of ± 35 V can lead to permanent damage!</text:p>
      <text:p text:style-name="P10"/>
      <text:p text:style-name="P10"><text:span text:style-name="T98">The</text:span> calibration output (blue, right side) delivers a square wave 0 V / 2 V @ 1 kHz that can be used to adjust the frequency compensation of 10X probes. </text:p>
      <text:p text:style-name="P1"><text:span text:style-name="Absatz-Standardschriftart"><text:span text:style-name="T13">The frequency can b</text:span></text:span><text:span text:style-name="Absatz-Standardschriftart"><text:span text:style-name="T14">e</text:span></text:span><text:span text:style-name="Absatz-Standardschriftart"><text:span text:style-name="T13"> varied between </text:span></text:span><text:span text:style-name="Absatz-Standardschriftart"><text:span text:style-name="T64">32</text:span></text:span><text:span text:style-name="Absatz-Standardschriftart"><text:span text:style-name="T13"> Hz and 100 kHz to deliver a v</text:span></text:span><text:span text:style-name="Absatz-Standardschriftart"><text:span text:style-name="T14">ersatile</text:span></text:span><text:span text:style-name="Absatz-Standardschriftart"><text:span text:style-name="T13"> test signal.</text:span></text:span></text:p>
      <text:p text:style-name="P10"/>
      <text:p text:style-name="P10">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3">The Hantek6022 uses USB 2.0 high-speed transfer. It </text:span></text:span><text:span text:style-name="Absatz-Standardschriftart"><text:span text:style-name="T15">must</text:span></text:span><text:span text:style-name="Absatz-Standardschriftart"><text:span text:style-name="T13"> be connected directly to the PC without an USB hub in between. Make sure that the device does not share its high-speed bus with other devices, this can be checked with the Linux command</text:span></text:span><text:span text:style-name="Absatz-Standardschriftart"><text:span text:style-name="T29">s </text:span></text:span><text:span text:style-name="Absatz-Standardschriftart"><text:span text:style-name="T13"><text:s/></text:span></text:span><text:span text:style-name="Absatz-Standardschriftart"><text:span text:style-name="T169">lsusb; </text:span></text:span><text:span text:style-name="Absatz-Standardschriftart"><text:span text:style-name="T170">lsusb -t</text:span></text:span><text:span text:style-name="Absatz-Standardschriftart"><text:span text:style-name="T13">.</text:span></text:span></text:p>
      <text:p text:style-name="P10"/>
      <text:p text:style-name="P10">The device is powered over USB with <text:span text:style-name="T98">a</text:span> typical current consumption of <text:span text:style-name="T98">less than </text:span>500 mA, <text:span text:style-name="T145">so a good quality USB 2.0 cable is sufficient, no need to use the strange red/black Y-cable.</text:span> </text:p>
      <text:p text:style-name="P10"/>
      <text:p text:style-name="P10">The program OpenHantek6022 allows the usage of the scope under the Linux operating system. The development and test platform is <text:span text:style-name="T184">Debian stable</text:span>.</text:p>
      <text:p text:style-name="P10"/>
      <text:p text:style-name="P11">OpenHantek6022 requires a <text:span text:style-name="T98">recent </text:span>Linux system with libusb-1.0, libfftw<text:span text:style-name="T98">3</text:span> and <text:span text:style-name="T98">the </text:span>Qt libraries.<text:line-break/><text:span text:style-name="T165">It</text:span> compiles also under <text:span text:style-name="T227">RPi, FreeBSD, </text:span>MacOS and Windows, <text:span text:style-name="T98">but </text:span>these systems are untested.</text:p>
      <text:p text:style-name="P10"/>
      <text:p text:style-name="P2"><text:span text:style-name="Absatz-Standardschriftart"><text:span text:style-name="T16">For</text:span></text:span><text:span text:style-name="Absatz-Standardschriftart"><text:span text:style-name="T17">k</text:span></text:span><text:span text:style-name="Absatz-Standardschriftart"><text:span text:style-name="T16"> me</text:span></text:span><text:span text:style-name="Absatz-Standardschriftart"><text:span text:style-name="T13"> on GitHub! </text:span></text:span><text:a xlink:type="simple" xlink:href="https://github.com/OpenHantek/OpenHantek6022" office:target-frame-name="_top" xlink:show="replace" text:style-name="Internet_20_link" text:visited-style-name="Visited_20_Internet_20_Link"><text:span text:style-name="Hyperlink"><text:span text:style-name="T13">https://github.com/OpenHantek/OpenHantek6022</text:span></text:span></text:a></text:p>
      <text:p text:style-name="P10"/>
      <text:p text:style-name="P12">This document describes program version <text:span text:style-name="T167">3.2.2</text:span>, subject to change without notice. </text:p>
      <text:h text:style-name="P114" text:outline-level="1"><text:bookmark-start text:name="__RefHeading___Toc2023_515843379"/>Starting OpenHantek6022<text:bookmark-end text:name="__RefHeading___Toc2023_515843379"/></text:h>
      <text:p text:style-name="P1"><text:span text:style-name="Absatz-Standardschriftart"><text:span text:style-name="T13"/></text:span></text:p>
      <text:p text:style-name="P33"><draw:frame draw:style-name="fr3" draw:name="Bild35" text:anchor-type="paragraph" svg:x="9.608cm" svg:y="0.473cm" svg:width="7.818cm" svg:height="5.569cm" draw:z-index="52"><draw:image xlink:href="Pictures/1000000000000260000001B18C9A7C778C1283D5.png" xlink:type="simple" xlink:show="embed" xlink:actuate="onLoad" loext:mime-type="image/png"/></draw:frame><text:span text:style-name="Absatz-Standardschriftart"><text:span text:style-name="T32">The executable program is named </text:span></text:span><text:span text:style-name="Absatz-Standardschriftart"><text:span text:style-name="T176">OpenHantek</text:span></text:span><text:span text:style-name="Absatz-Standardschriftart"><text:span text:style-name="T32">. </text:span></text:span><text:span text:style-name="Absatz-Standardschriftart"><text:span text:style-name="T33">I</text:span></text:span><text:span text:style-name="Absatz-Standardschriftart"><text:span text:style-name="T32">t is installed in the directory </text:span></text:span><text:span text:style-name="Absatz-Standardschriftart"><text:span text:style-name="T172">/usr/bin</text:span></text:span><text:span text:style-name="Absatz-Standardschriftart"><text:span text:style-name="T32"> (Linux), so it can be called directly from a terminal or via </text:span></text:span><text:span text:style-name="Absatz-Standardschriftart"><text:span text:style-name="T34">the</text:span></text:span><text:span text:style-name="Absatz-Standardschriftart"><text:span text:style-name="T32"> menu entry </text:span></text:span><text:span text:style-name="Absatz-Standardschriftart"><text:span text:style-name="T177">OpenHantek</text:span></text:span><text:span text:style-name="Absatz-Standardschriftart"><text:span text:style-name="T32">. <text:line-break/></text:span></text:span></text:p>
      <text:p text:style-name="P33"><text:span text:style-name="Absatz-Standardschriftart"><text:span text:style-name="T13">The </text:span></text:span><text:span text:style-name="Absatz-Standardschriftart"><text:span text:style-name="T34">hardware of </text:span></text:span><text:span text:style-name="Absatz-Standardschriftart"><text:span text:style-name="T13">Hantek </text:span></text:span><text:span text:style-name="Absatz-Standardschriftart"><text:span text:style-name="T34">DSO</text:span></text:span><text:span text:style-name="Absatz-Standardschriftart"><text:span text:style-name="T13">6022 contain a Cypress EzUSB processor that controls the data sampling and the USB transfer. The device does not contain a flash, the firmware must be loaded into the RAM at <text:s/>the 1</text:span></text:span><text:span text:style-name="Absatz-Standardschriftart"><text:span text:style-name="T99">st</text:span></text:span><text:span text:style-name="Absatz-Standardschriftart"><text:span text:style-name="T13"> program start after powering the device. <text:s/></text:span></text:span></text:p>
      <text:p text:style-name="P1"><text:span text:style-name="Absatz-Standardschriftart"><text:span text:style-name="T13">The uploaded firmware is lost after switching off the scope or disconnecting the USB, so the device can never be </text:span></text:span><text:span text:style-name="Absatz-Standardschriftart"><text:span text:style-name="T65">bricked</text:span></text:span><text:span text:style-name="Absatz-Standardschriftart"><text:span text:style-name="T13">.</text:span></text:span></text:p>
      <text:p text:style-name="P1"><text:span text:style-name="Absatz-Standardschriftart"><text:span text:style-name="T13"/></text:span></text:p>
      <text:p text:style-name="P1"><draw:frame draw:style-name="fr4" draw:name="Bild14" text:anchor-type="paragraph" svg:x="9.327cm" svg:y="0.111cm" svg:width="8.398cm" svg:height="6.643cm" draw:z-index="15"><draw:image xlink:href="Pictures/1000020100000256000001D9DE7E887FEA78FA7F.png" xlink:type="simple" xlink:show="embed" xlink:actuate="onLoad" loext:mime-type="image/png"/></draw:frame><text:span text:style-name="Absatz-Standardschriftart"><text:span text:style-name="T13">After starting the program, </text:span></text:span><text:span text:style-name="Absatz-Standardschriftart"><text:span text:style-name="T34">it</text:span></text:span><text:span text:style-name="Absatz-Standardschriftart"><text:span text:style-name="T13"> searches for a supported device by checking the USB VID/PID of all connected USB devices.</text:span></text:span></text:p>
      <text:p text:style-name="P10"><text:span text:style-name="T199">DSO-</text:span>6022BE:<text:tab/>VID 0x04B4<text:tab/>PID 0x6022</text:p>
      <text:p text:style-name="P19"><text:span text:style-name="T199">DSO-</text:span>6022BL:<text:tab/>VID 0x04B4<text:tab/>PID 0x602A</text:p>
      <text:p text:style-name="P19"><text:span text:style-name="T199">DSO-2020:<text:tab/>VID 0x04B4<text:tab/>PID 0x2020</text:span><text:line-break/><text:span text:style-name="T199">DDS120: <text:tab/>VID 0x8102<text:tab/>PID 0x8102</text:span></text:p>
      <text:p text:style-name="P23">If <text:span text:style-name="T240">only</text:span> <text:span text:style-name="T240">one </text:span>scope is found, the firmware will be uploaded <text:span text:style-name="T240">automatically. In case of more devices the user can</text:span> <text:span text:style-name="T240">select from the list of devices.</text:span><text:line-break/><text:span text:style-name="T240">After the upload the</text:span> VID <text:span text:style-name="T240">changes </text:span>to 0x04B5. <text:span text:style-name="T205">T</text:span>he PID <text:span text:style-name="T199">of the DSO-6022BE/BL</text:span> <text:span text:style-name="T205">doesn't </text:span>change.</text:p>
      <text:p text:style-name="P19"><text:span text:style-name="T205">The DSO-2020 changes its PID to 0x6022 and</text:span><text:line-break/><text:span text:style-name="T205">the DDS120 changes its PID to 0x0120.</text:span></text:p>
      <text:p text:style-name="P10">If the firmware is uploaded successfully, the <text:span text:style-name="T205">LED</text:span> left of the CH1 connector blinks red.</text:p>
      <text:p text:style-name="P10"/>
      <text:p text:style-name="P10"><draw:frame draw:style-name="fr5" draw:name="Bild20" text:anchor-type="paragraph" svg:x="9.668cm" svg:y="0.7cm" svg:width="7.751cm" style:rel-width="scale" svg:height="6.015cm" style:rel-height="scale" draw:z-index="9"><draw:image xlink:href="Pictures/100000000000022E000001B1FA070D1B089B1413.png" xlink:type="simple" xlink:show="embed" xlink:actuate="onLoad" loext:mime-type="image/png"/></draw:frame><text:span text:style-name="T158">If the upload takes more than 30 s, please close </text:span><text:span text:style-name="T163">the window</text:span><text:span text:style-name="T158"> and restart the program.</text:span></text:p>
      <text:p text:style-name="P14">This can happen in rare cases when another <text:span text:style-name="T200">high speed</text:span> <text:span text:style-name="T206">USB </text:span>device <text:span text:style-name="T234">blocks</text:span> the same USB bus. </text:p>
      <text:p text:style-name="P14">If this happens, use another USB port of the computer or disconnect the other device. </text:p>
      <text:p text:style-name="P26"/>
      <text:p text:style-name="P26">The scope should be connected alone to a <text:span text:style-name="T201">HS-</text:span>USB bus in order to work undisturbed.</text:p>
      <text:p text:style-name="P13"><text:span text:style-name="T178">Under Linux you can check this with: <text:line-break/></text:span><text:span text:style-name="T168">lsusb; lsusb -t</text:span></text:p>
      <text:p text:style-name="P10"/>
      <text:p text:style-name="P21">If the device is ready to use, the scope program starts automatically.</text:p>
      <text:p text:style-name="P10"/>
      <text:p text:style-name="P64"><text:span text:style-name="T202">Follow the </text:span><text:span text:style-name="T204">Quick Start Guide</text:span><text:span text:style-name="T202"> to get a feeling for the program or start </text:span><text:span text:style-name="T203">your</text:span><text:span text:style-name="T202"> real measuring job.</text:span></text:p>
      <text:h text:style-name="P115" text:outline-level="1">Demo Mode</text:h>
      <text:p text:style-name="P53"/>
      <text:p text:style-name="P54">You can explore the look and feel of the program even without having <text:span text:style-name="T210">the</text:span> scope hardware available, just <text:span text:style-name="T212">click the </text:span><text:span text:style-name="T161">Demo Mode</text:span><text:span text:style-name="T212"> button on the </text:span><text:span text:style-name="T185">Select device</text:span><text:span text:style-name="T212"> window<text:line-break/>or </text:span>start <text:span text:style-name="T212">the program</text:span> as: <text:s text:c="2"/><text:span text:style-name="T168">OpenHantek --demoMode</text:span></text:p>
      <text:p text:style-name="P53"/>
      <text:p text:style-name="P53"><draw:frame draw:style-name="fr6" draw:name="Bild22" text:anchor-type="paragraph" svg:x="0cm" svg:y="0cm" svg:width="17cm" svg:height="15.162cm" draw:z-index="39"><draw:image xlink:href="Pictures/100000000000035C000002FF83A41CB503C2F28B.png" xlink:type="simple" xlink:show="embed" xlink:actuate="onLoad" loext:mime-type="image/png"/></draw:frame></text:p>
      <text:p text:style-name="P53">This demo mode provides <text:span text:style-name="T209">a sawtooth and a square voltage. You can play with gain, timebase and trigger settings, check out the spectrum of the signals or export the data as *.csv, *.json, *.pdf or *.png file.</text:span></text:p>
      <text:h text:style-name="P116" text:outline-level="1"><text:bookmark-start text:name="__RefHeading___Toc2025_515843379"/>Quick Start Guide<text:bookmark-end text:name="__RefHeading___Toc2025_515843379"/></text:h>
      <text:h text:style-name="P80" text:outline-level="1"><draw:frame draw:style-name="fr7" draw:name="Bild33" text:anchor-type="paragraph" svg:x="10.881cm" svg:y="0.113cm" svg:width="6.077cm" svg:height="2.852cm" draw:z-index="30"><draw:image xlink:href="Pictures/1000000000000159000000A24236E75CBC3BF554.png" xlink:type="simple" xlink:show="embed" xlink:actuate="onLoad" loext:mime-type="image/png"/></draw:frame></text:h>
      <text:h text:style-name="P80" text:outline-level="1"><draw:line text:anchor-type="paragraph" draw:z-index="40" draw:name="Form4" draw:style-name="gr14" draw:text-style-name="P126" svg:x1="14.872cm" svg:y1="0.409cm" svg:x2="13.025cm" svg:y2="0.769cm"><text:p/></draw:line><text:bookmark-start text:name="__RefHeading___Toc2027_515843379"/>Use one of the two supplied probes and connect it to CH1.<text:bookmark-end text:name="__RefHeading___Toc2027_515843379"/></text:h>
      <text:h text:style-name="P80" text:outline-level="1"><text:bookmark-start text:name="__RefHeading___Toc2029_515843379"/>Switch the red slider on the probe into the <text:span text:style-name="T159">1</text:span><text:span text:style-name="T160">X</text:span> position.<text:bookmark-end text:name="__RefHeading___Toc2029_515843379"/></text:h>
      <text:h text:style-name="P80" text:outline-level="1"><text:bookmark-start text:name="__RefHeading___Toc2031_515843379"/>Connect the hook of the probe tip to the left calibration out connector.<text:bookmark-end text:name="__RefHeading___Toc2031_515843379"/></text:h>
      <text:h text:style-name="P80" text:outline-level="1"><text:bookmark-start text:name="__RefHeading___Toc2033_515843379"/>Connect the alligator clamp of the probe to the right calibration out connector. <text:bookmark-end text:name="__RefHeading___Toc2033_515843379"/></text:h>
      <text:h text:style-name="P80" text:outline-level="1"><draw:frame draw:style-name="fr8" draw:name="Bild9" text:anchor-type="paragraph" svg:x="14.639cm" svg:y="-0.083cm" svg:width="2.11cm" style:rel-width="scale" svg:height="2.088cm" style:rel-height="scale" draw:z-index="11"><draw:image xlink:href="Pictures/100000000000032800000305866072945E750C84.png" xlink:type="simple" xlink:show="embed" xlink:actuate="onLoad" loext:mime-type="image/png"/></draw:frame><draw:custom-shape text:anchor-type="paragraph" draw:z-index="13" draw:name="Form1" draw:style-name="gr1" draw:text-style-name="P125"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80" text:outline-level="1"><draw:line text:anchor-type="paragraph" draw:z-index="12" draw:name="Form2" draw:style-name="gr2" draw:text-style-name="P126" svg:x1="13.674cm" svg:y1="10.719cm" svg:x2="16.121cm" svg:y2="0.672cm"><text:p/></draw:line><text:bookmark-start text:name="__RefHeading___Toc2037_515843379"/>If the trace isn't stable drag the small yellow arrow on the right of the trace a little bit up, <text:span text:style-name="T102">so </text:span>that it is positioned in the middle of the <text:span text:style-name="T102">trace.</text:span><text:bookmark-end text:name="__RefHeading___Toc2037_515843379"/></text:h>
      <text:h text:style-name="P81" text:outline-level="1"><text:bookmark-start text:name="__RefHeading___Toc2039_515843379"/>The trace will snap into position <text:span text:style-name="T101">and the top left red </text:span><text:span text:style-name="T103"><text:s/></text:span><text:span text:style-name="T104">T</text:span><text:span text:style-name="T103">R </text:span><text:span text:style-name="T101"><text:s/>will turn into green </text:span><text:span text:style-name="T105"><text:s/></text:span><text:span text:style-name="T106">T</text:span><text:span text:style-name="T105">R </text:span><text:span text:style-name="T101">.</text:span><text:bookmark-end text:name="__RefHeading___Toc2039_515843379"/></text:h>
      <text:h text:style-name="P81"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80" text:outline-level="1"><draw:frame draw:style-name="fr1" draw:name="Bild32" text:anchor-type="paragraph" svg:x="0.265cm" svg:y="1.295cm" svg:width="17cm" svg:height="12.531cm" draw:z-index="1"><draw:image xlink:href="Pictures/100000000000041A00000306154470036C27B4AA.png" xlink:type="simple" xlink:show="embed" xlink:actuate="onLoad" loext:mime-type="image/png"/></draw:frame><draw:custom-shape text:anchor-type="paragraph" draw:z-index="10" draw:name="Form1" draw:style-name="gr1" draw:text-style-name="P125"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3" draw:text-style-name="P127"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14" text:outline-level="1"><text:bookmark-start text:name="__RefHeading___Toc2043_515843379"/>Using OpenHantek6022<text:bookmark-end text:name="__RefHeading___Toc2043_515843379"/></text:h>
      <text:p text:style-name="P20">The OpenHantek6022 program resembles the typical view of a real hardware oscilloscope, so anyone who has experience with scopes (including analog <text:span text:style-name="T146">CRT </text:span>devices) should be able to operate it. </text:p>
      <text:p text:style-name="P20">Those who lack this experience should keep in mind that a scope is a complex measuring instrument, so a basic understanding of how it works is required to perform correct measurements.</text:p>
      <text:p text:style-name="P10"/>
      <text:p text:style-name="P10">The program version, device type and firmware version are displayed in the <text:span text:style-name="T146">top</text:span> line of the window. This information helps when reporting issues <text:span text:style-name="T100">or supposing enhancements.</text:span></text:p>
      <text:p text:style-name="P10"/>
      <text:p text:style-name="P10">The scope functions can be controlled by the four <text:span text:style-name="T241">docks</text:span> (marked orange) on the right: Voltage, Horizontal, Trigger <text:span text:style-name="T241">and </text:span>Spectrum. <text:span text:style-name="T241">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 </text:span></text:p>
      <text:p text:style-name="P10"/>
      <text:p text:style-name="P10"><draw:frame draw:style-name="fr1" draw:name="Bild24" text:anchor-type="paragraph" svg:x="-0.166cm" svg:y="2.201cm" svg:width="17cm" svg:height="11.617cm" draw:z-index="0"><draw:image xlink:href="Pictures/1000000000000432000002DEA3192AC967713539.png" xlink:type="simple" xlink:show="embed" xlink:actuate="onLoad" loext:mime-type="image/png"/></draw:frame><draw:frame draw:style-name="fr1" draw:name="Bild16" text:anchor-type="paragraph" svg:x="-0.058cm" svg:y="15.099cm" svg:width="17cm" svg:height="1.018cm" draw:z-index="48"><draw:image xlink:href="Pictures/10000000000002CE0000002B1F45DA9716A41461.png" xlink:type="simple" xlink:show="embed" xlink:actuate="onLoad" loext:mime-type="image/png"/></draw:frame><draw:custom-shape text:anchor-type="paragraph" draw:z-index="17" draw:name="Form3" draw:style-name="gr5" draw:text-style-name="P128" svg:width="4.045cm" svg:height="3.008cm" svg:x="12.788cm" svg:y="6.214cm"><text:p/><draw:enhanced-geometry svg:viewBox="0 0 21600 21600" draw:type="rectangle" draw:enhanced-path="M 0 0 L 21600 0 21600 21600 0 21600 0 0 Z N"/></draw:custom-shape><draw:custom-shape text:anchor-type="paragraph" draw:z-index="16" draw:name="Form3" draw:style-name="gr4" draw:text-style-name="P128" svg:width="4.045cm" svg:height="2.033cm" svg:x="12.788cm" svg:y="11.227cm"><text:p/><draw:enhanced-geometry svg:viewBox="0 0 21600 21600" draw:type="rectangle" draw:enhanced-path="M 0 0 L 21600 0 21600 21600 0 21600 0 0 Z N"/></draw:custom-shape><draw:custom-shape text:anchor-type="paragraph" draw:z-index="18" draw:name="Form3" draw:style-name="gr6" draw:text-style-name="P128" svg:width="4.045cm" svg:height="3.858cm" svg:x="12.788cm" svg:y="2.357cm"><text:p/><draw:enhanced-geometry svg:viewBox="0 0 21600 21600" draw:type="rectangle" draw:enhanced-path="M 0 0 L 21600 0 21600 21600 0 21600 0 0 Z N"/></draw:custom-shape><draw:custom-shape text:anchor-type="paragraph" draw:z-index="37" draw:name="Form3" draw:style-name="gr12" draw:text-style-name="P129" svg:width="4.045cm" svg:height="2.006cm" svg:x="12.788cm" svg:y="9.222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120" text:outline-level="2"><text:bookmark-start text:name="__RefHeading___Toc2045_515843379"/>Voltage<text:bookmark-end text:name="__RefHeading___Toc2045_515843379"/></text:h>
      <text:p text:style-name="P1"><draw:frame draw:style-name="fr9" draw:name="Bild3" text:anchor-type="paragraph" svg:x="0.143cm" svg:y="0.266cm" svg:width="5.657cm" svg:height="4.429cm" draw:z-index="49"><draw:image xlink:href="Pictures/100000000000010B000000D169E0DD673CC5604B.png" xlink:type="simple" xlink:show="embed" xlink:actuate="onLoad" loext:mime-type="image/png"/></draw:frame><text:span text:style-name="Absatz-Standardschriftart"><text:span text:style-name="T13">Both channels measure the voltage related to GND. <text:s/></text:span></text:span></text:p>
      <text:p text:style-name="P25">GND is directly connected also to the PC and to the main's GND so never ever connect GND of the scope to other voltages as it can destroy the scope and the PC!</text:p>
      <text:p text:style-name="P10">This is not a limitation of this device but typical for most scopes, even for much more expensive ones.</text:p>
      <text:p text:style-name="P5"><text:span text:style-name="Absatz-Standardschriftart"><text:span text:style-name="T13">Each channel can be selected or deselected by ticking </text:span></text:span><text:span text:style-name="Absatz-Standardschriftart"><text:span text:style-name="T72">CH1</text:span></text:span><text:span text:style-name="Absatz-Standardschriftart"><text:span text:style-name="T13"> or </text:span></text:span><text:span text:style-name="Absatz-Standardschriftart"><text:span text:style-name="T72">CH2</text:span></text:span><text:span text:style-name="Absatz-Standardschriftart"><text:span text:style-name="T13">. Input signal polarity can be </text:span></text:span><text:span text:style-name="Absatz-Standardschriftart"><text:span text:style-name="T72">Invert</text:span></text:span><text:span text:style-name="Absatz-Standardschriftart"><text:span text:style-name="T13">ed.</text:span></text:span></text:p>
      <text:p text:style-name="Preformatted_20_Text"><text:span text:style-name="Absatz-Standardschriftart"><text:span text:style-name="T73">AC/DC</text:span></text:span><text:span text:style-name="Absatz-Standardschriftart"><text:span text:style-name="T26"> coupling can be selected if the scope's HW supports this feature </text:span></text:span><text:span text:style-name="Absatz-Standardschriftart"><text:span text:style-name="T27">(→</text:span></text:span><text:span text:style-name="Absatz-Standardschriftart"><text:span text:style-name="T31"> </text:span></text:span><text:span text:style-name="Absatz-Standardschriftart"><text:span text:style-name="T52">Help menu entry </text:span></text:span><text:span text:style-name="Absatz-Standardschriftart"><text:span text:style-name="T173">AC </text:span></text:span><text:span text:style-name="Absatz-Standardschriftart"><text:span text:style-name="T174">Modification</text:span></text:span><text:span text:style-name="Absatz-Standardschriftart"><text:span text:style-name="T27">)</text:span></text:span><text:span text:style-name="Absatz-Standardschriftart"><text:span text:style-name="T26">.</text:span></text:span></text:p>
      <text:p text:style-name="P10"><draw:frame draw:style-name="fr10" draw:name="Bild17" text:anchor-type="paragraph" svg:x="14.944cm" svg:y="0.827cm" svg:width="2.11cm" style:rel-width="scale" svg:height="2.088cm" style:rel-height="scale" draw:z-index="8"><draw:image xlink:href="Pictures/100000000000032800000305866072945E750C84.png" xlink:type="simple" xlink:show="embed" xlink:actuate="onLoad" loext:mime-type="image/png"/></draw:frame>The vertical position of the trace can be changed by dragging the name label left of the trace.</text:p>
      <text:p text:style-name="P10">The default colors of the traces CH1 and CH2 correspond to the channel colors <text:span text:style-name="T183">yellow and blue </text:span>on the front of the scope hardware.</text:p>
      <text:p text:style-name="P10">The maximum measurable input signal range is -5 V … +5 V, values outside this range are clipped (shown as minimum or maximum value). </text:p>
      <text:p text:style-name="P24">Input voltages outside the safe range of ±35 V can lead to permanent damage!</text:p>
      <text:p text:style-name="P10">Each channel has an amplifier with selectable gain that allows the amplification of the input signal by the factor 1X, 2X, 5X or 10X, the available input voltage range decreases accordingly from <text:s/>±5 V to ±2.5 V, ±1 V and ±500 mV.</text:p>
      <text:p text:style-name="P10">Input sensitivity per division can be selected from 20 mV/div up to 5 V/div (1/2/5 steps) by the control field, e.g. 2 V.</text:p>
      <text:p text:style-name="P10">The display's height is 8 div, marked with horizontal dotted lines on the screen.</text:p>
      <text:p text:style-name="P1"><text:span text:style-name="Absatz-Standardschriftart"><text:span text:style-name="T13">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78">probe</text:span></text:span><text:span text:style-name="Absatz-Standardschriftart"><text:span text:style-name="T79"> </text:span></text:span><text:span text:style-name="Absatz-Standardschriftart"><text:span text:style-name="T80">attenuation</text:span></text:span><text:span text:style-name="Absatz-Standardschriftart"><text:span text:style-name="T13"> </text:span></text:span><text:span text:style-name="Absatz-Standardschriftart"><text:span text:style-name="T35">box </text:span></text:span><text:span text:style-name="Absatz-Standardschriftart"><text:span text:style-name="T13">eases the usage of this </text:span></text:span><text:span text:style-name="Absatz-Standardschriftart"><text:span text:style-name="T83">x</text:span></text:span><text:span text:style-name="Absatz-Standardschriftart"><text:span text:style-name="T82">10</text:span></text:span><text:span text:style-name="Absatz-Standardschriftart"><text:span text:style-name="T13"> range by multiplying the displayed value by 10 (the measured example value of 1.2 V from above will be displayed correctly as 12 V). </text:span></text:span><text:span text:style-name="Absatz-Standardschriftart"><text:span text:style-name="T35">To support a variety of different probes, you can type in any attenuation factor 1..1000 or simply scroll up/down. </text:span></text:span></text:p>
      <text:p text:style-name="P4"><text:span text:style-name="Absatz-Standardschriftart"><text:span text:style-name="T13">The </text:span></text:span><text:span text:style-name="Absatz-Standardschriftart"><text:span text:style-name="T72">MATH</text:span></text:span><text:span text:style-name="Absatz-Standardschriftart"><text:span text:style-name="T13"> channel (purple color) allows simple calculations with measured signals: </text:span></text:span></text:p>
      <text:list xml:id="list939213211" text:style-name="L1">
        <text:list-item>
          <text:p text:style-name="P71"><text:span text:style-name="Absatz-Standardschriftart"><text:span text:style-name="T13">CH1+CH2, <text:s/>CH1-CH2, <text:s/>CH2-CH1, <text:s/>CH1*CH2, <text:s/>CH1 AC, <text:s/>CH2 AC</text:span></text:span></text:p>
        </text:list-item>
      </text:list>
      <text:p text:style-name="P10">The subtract functions allow the measurement of voltages between two points in a circuit by measuring both with CH1 and CH2 and subtracting the values.</text:p>
      <text:p text:style-name="P31">Math mode CH1*CH2 can be used to calculate the momentary power as product of voltage and current (when current is measured with a 1 Ω shunt in the GND line then 1 V in MATH display equates a power of 1 W). Or you can use a current probe <text:span text:style-name="T147">and scale accordingly</text:span>.</text:p>
      <text:p text:style-name="P31">The AC modes calculate the AC component of a channel by averaging over the sampled signal and subtracting this value from the samples, leaving only AC.</text:p>
      <text:p text:style-name="P31">The scope also calculates typical values of each active channel and displays them in the colored bottom lines, the values from left to right are:</text:p>
      <text:p text:style-name="P32">Channel name, <text:span text:style-name="T166">AC/DC</text:span> <text:span text:style-name="T166">coupling </text:span>or math mode, voltage range, spectrum range, <text:line-break/><text:span text:style-name="T233">peak-to-peak voltage (Vpp), DC voltage component, AC voltage component, true </text:span>RMS voltage ( i.e. sqrt( DC² + AC² ) ), <text:s/><text:span text:style-name="T233">RMS displayed as dB, power dissipation on a defined load (optional, load resistance can be set in </text:span><text:span text:style-name="T139">O</text:span><text:span text:style-name="T233">scilloscope/</text:span><text:span text:style-name="T139">S</text:span><text:span text:style-name="T233">ettings/</text:span><text:span text:style-name="T139">A</text:span><text:span text:style-name="T233">nalysis) and finally the signal </text:span>frequency.</text:p>
      <text:p text:style-name="P1"><text:span text:style-name="Absatz-Standardschriftart"><text:span text:style-name="T107">A red channel marking (e.g. </text:span></text:span><text:span text:style-name="Absatz-Standardschriftart"><text:span text:style-name="T108">CH1</text:span></text:span><text:span text:style-name="Absatz-Standardschriftart"><text:span text:style-name="T107">)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1" draw:name="Bild8" text:anchor-type="paragraph" svg:x="0cm" svg:y="0.222cm" svg:width="6.486cm" svg:height="3.806cm" draw:z-index="51"><draw:image xlink:href="Pictures/10000000000001030000008AD627D9C921E1C2D3.png" xlink:type="simple" xlink:show="embed" xlink:actuate="onLoad" loext:mime-type="image/png"/></draw:frame><text:span text:style-name="Absatz-Standardschriftart"><text:span text:style-name="T13">The displayed time range of the trace can be selected by </text:span></text:span><text:span text:style-name="Absatz-Standardschriftart"><text:span text:style-name="T72">Timebase</text:span></text:span><text:span text:style-name="Absatz-Standardschriftart"><text:span text:style-name="T13"> between 10 ns/div and 100 ms/div in 1/2/5 steps. The display's width is 10 div, marked with vertical dotted lines on the screen.</text:span></text:span></text:p>
      <text:p text:style-name="P37"><text:span text:style-name="Absatz-Standardschriftart"><text:span text:style-name="T13">The optimal </text:span></text:span><text:span text:style-name="Absatz-Standardschriftart"><text:span text:style-name="T72">Samplerate</text:span></text:span><text:span text:style-name="Absatz-Standardschriftart"><text:span text:style-name="T13"> will be selected automatically but the user can also change this manually within the realistic range. The maximum sample rate is 15 MS/s when sampling two channels.</text:span></text:span></text:p>
      <text:p text:style-name="P37"><text:span text:style-name="T13">If only CH1 is used, the max</text:span><text:span text:style-name="T40">imum</text:span><text:span text:style-name="T13"> sample rate double</text:span><text:span text:style-name="T40">s</text:span><text:span text:style-name="T13"> to 30 MS/s.</text:span></text:p>
      <text:p text:style-name="P15">The effective sample size used for display, calculations and export is always 20 kS. For (effective) sample rates lower or equal 1<text:span text:style-name="T198">0</text:span> MS/s a <text:span text:style-name="T198">2</text:span> <text:span text:style-name="T157">to 200 times</text:span> oversampling is used, i.e. to get 20 kS @ 1 MS/s the scope samples 200 kS @ 10 MS/s and averages over 10 samples each to decrease the noise floor by 10..<text:span text:style-name="T157">20 </text:span>dB. <text:span text:style-name="T229">This</text:span> increase the effective <text:span text:style-name="T157">resolution</text:span> of the 8-bit ADC to almost 10..<text:span text:style-name="T157">12</text:span> bit <text:span text:style-name="T229">at low speed operation</text:span>. </text:p>
      <text:p text:style-name="P15">(<text:span text:style-name="T157">E</text:span>ach 4X oversampling adds one bit, 4X → 9 bit, 16X→10 bit, <text:span text:style-name="T157">64X→11 bit, 256x → 12 bit</text:span>…). <text:s/></text:p>
      <text:p text:style-name="P1"><text:span text:style-name="T171">→</text:span><text:span text:style-name="T175"> </text:span><text:a xlink:type="simple" xlink:href="https://www.silabs.com/documents/public/application-notes/an118.pdf" text:style-name="Internet_20_link" text:visited-style-name="Visited_20_Internet_20_Link"><text:span text:style-name="T171">https://www.silabs.com/documents/public/application-notes/an118.pdf</text:span></text:a></text:p>
      <text:p text:style-name="P1"><draw:frame draw:style-name="fr12" draw:name="Bild10" text:anchor-type="paragraph" svg:x="9.977cm" svg:y="0.123cm" svg:width="6.685cm" style:rel-width="scale" svg:height="1.785cm" style:rel-height="scale" draw:z-index="4"><draw:image xlink:href="Pictures/100000000000032800000305866072945E750C84.png" xlink:type="simple" xlink:show="embed" xlink:actuate="onLoad" loext:mime-type="image/png"/></draw:frame><text:span text:style-name="Absatz-Standardschriftart"><text:span text:style-name="T13"/></text:span></text:p>
      <text:p text:style-name="P10">An overview of all settings is also visible top right of the trace window.</text:p>
      <text:p text:style-name="P1"><text:span text:style-name="Absatz-Standardschriftart"><text:span text:style-name="T66"/></text:span></text:p>
      <text:p text:style-name="P1"><text:span text:style-name="Absatz-Standardschriftart"><text:span text:style-name="T72">Format</text:span></text:span><text:span text:style-name="Absatz-Standardschriftart"><text:span text:style-name="T13"> selects T-Y (i.e. normal scope display, voltage (Y) over time (X)) <text:line-break/>or X-Y (CH1 = X, CH2 = Y</text:span></text:span><text:span text:style-name="Absatz-Standardschriftart"><text:span text:style-name="T30">)</text:span></text:span><text:span text:style-name="Absatz-Standardschriftart"><text:span text:style-name="T13">, the </text:span></text:span><text:span text:style-name="Absatz-Standardschriftart"><text:span text:style-name="T30">horizontal </text:span></text:span><text:span text:style-name="Absatz-Standardschriftart"><text:span text:style-name="T13">position on the screen can be changed by dragging the </text:span></text:span><text:span text:style-name="Absatz-Standardschriftart"><text:span text:style-name="T30">trigger marker on the top, the vertical position on the screen can be changed by dragging </text:span></text:span><text:span text:style-name="Absatz-Standardschriftart"><text:span text:style-name="T13">channel CH2 left of the traces window.</text:span></text:span></text:p>
      <text:p text:style-name="P34"><text:span text:style-name="Absatz-Standardschriftart"><text:span text:style-name="T72">Calibration out</text:span></text:span><text:span text:style-name="Absatz-Standardschriftart"><text:span text:style-name="T13">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6">This can be used as a simple signal generator. </text:span></text:span><text:span text:style-name="Absatz-Standardschriftart"><text:span text:style-name="T41">The </text:span></text:span><text:span text:style-name="Absatz-Standardschriftart"><text:span text:style-name="T42">output signal is created by software, so at high frequencies a phase jitter may occur (±250ns). </text:span></text:span></text:p>
      <text:p text:style-name="P1"><text:span text:style-name="Absatz-Standardschriftart"><text:span text:style-name="T13">Two </text:span></text:span><text:span text:style-name="Absatz-Standardschriftart"><text:span text:style-name="T72">Markers</text:span></text:span><text:span text:style-name="Absatz-Standardschriftart"><text:span text:style-name="T13"> (vertical lines, marked with 1 and 2) allow </text:span></text:span><text:span text:style-name="Absatz-Standardschriftart"><text:span text:style-name="T27">to measure </text:span></text:span><text:span text:style-name="Absatz-Standardschriftart"><text:span text:style-name="T13">time </text:span></text:span><text:span text:style-name="Absatz-Standardschriftart"><text:span text:style-name="T27">as well </text:span></text:span><text:span text:style-name="Absatz-Standardschriftart"><text:span text:style-name="T29">as </text:span></text:span><text:span text:style-name="Absatz-Standardschriftart"><text:span text:style-name="T27">frequency </text:span></text:span><text:span text:style-name="Absatz-Standardschriftart"><text:span text:style-name="T13">of the traces by dragging the lines. New markers can be positioned also by click and drag inside the trace window. </text:span></text:span><text:span text:style-name="Absatz-Standardschriftart"><text:span text:style-name="T47">&lt;D</text:span></text:span><text:span text:style-name="Absatz-Standardschriftart"><text:span text:style-name="T40">ouble click</text:span></text:span><text:span text:style-name="Absatz-Standardschriftart"><text:span text:style-name="T47">&gt;</text:span></text:span><text:span text:style-name="Absatz-Standardschriftart"><text:span text:style-name="T40"> creates two markers with a distance of 1</text:span></text:span><text:span text:style-name="Absatz-Standardschriftart"><text:span text:style-name="T46">0</text:span></text:span><text:span text:style-name="Absatz-Standardschriftart"><text:span text:style-name="T40">% of the screen width, </text:span></text:span><text:span text:style-name="Absatz-Standardschriftart"><text:span text:style-name="T46">allowing</text:span></text:span><text:span text:style-name="Absatz-Standardschriftart"><text:span text:style-name="T40"> a </text:span></text:span><text:span text:style-name="Absatz-Standardschriftart"><text:span text:style-name="T47">10x </text:span></text:span><text:span text:style-name="Absatz-Standardschriftart"><text:span text:style-name="T40">zoom. </text:span></text:span><text:span text:style-name="Absatz-Standardschriftart"><text:span text:style-name="T47">&lt;</text:span></text:span><text:span text:style-name="Absatz-Standardschriftart"><text:span text:style-name="T51">Control</text:span></text:span><text:span text:style-name="Absatz-Standardschriftart"><text:span text:style-name="T47">&gt; </text:span></text:span><text:span text:style-name="Absatz-Standardschriftart"><text:span text:style-name="T46">d</text:span></text:span><text:span text:style-name="Absatz-Standardschriftart"><text:span text:style-name="T49">ecreases the distance to</text:span></text:span><text:span text:style-name="Absatz-Standardschriftart"><text:span text:style-name="T46"> 1% → </text:span></text:span><text:span text:style-name="Absatz-Standardschriftart"><text:span text:style-name="T47">100x </text:span></text:span><text:span text:style-name="Absatz-Standardschriftart"><text:span text:style-name="T46">zoom, </text:span></text:span><text:span text:style-name="Absatz-Standardschriftart"><text:span text:style-name="T47">&lt;</text:span></text:span><text:span text:style-name="Absatz-Standardschriftart"><text:span text:style-name="T51">Shift</text:span></text:span><text:span text:style-name="Absatz-Standardschriftart"><text:span text:style-name="T47">&gt; </text:span></text:span><text:span text:style-name="Absatz-Standardschriftart"><text:span text:style-name="T49">centers the </text:span></text:span><text:span text:style-name="Absatz-Standardschriftart"><text:span text:style-name="T48">markers </text:span></text:span><text:span text:style-name="Absatz-Standardschriftart"><text:span text:style-name="T47">around the trigger position. </text:span></text:span><text:span text:style-name="Absatz-Standardschriftart"><text:span text:style-name="T49">Both modifiers can be combined.</text:span></text:span><text:span text:style-name="Absatz-Standardschriftart"><text:span text:style-name="T40"><text:line-break/></text:span></text:span><text:span text:style-name="Absatz-Standardschriftart"><text:span text:style-name="T47">&lt;R</text:span></text:span><text:span text:style-name="Absatz-Standardschriftart"><text:span text:style-name="T40">ight double click</text:span></text:span><text:span text:style-name="Absatz-Standardschriftart"><text:span text:style-name="T47">&gt;</text:span></text:span><text:span text:style-name="Absatz-Standardschriftart"><text:span text:style-name="T40"> </text:span></text:span><text:span text:style-name="Absatz-Standardschriftart"><text:span text:style-name="T42">moves</text:span></text:span><text:span text:style-name="Absatz-Standardschriftart"><text:span text:style-name="T40"> </text:span></text:span><text:span text:style-name="Absatz-Standardschriftart"><text:span text:style-name="T49">the </text:span></text:span><text:span text:style-name="Absatz-Standardschriftart"><text:span text:style-name="T46">markers</text:span></text:span><text:span text:style-name="Absatz-Standardschriftart"><text:span text:style-name="T40"> out of the way </text:span></text:span><text:span text:style-name="Absatz-Standardschriftart"><text:span text:style-name="T46">to the left and right </text:span></text:span><text:span text:style-name="Absatz-Standardschriftart"><text:span text:style-name="T49">screen margins</text:span></text:span><text:span text:style-name="Absatz-Standardschriftart"><text:span text:style-name="T40">. </text:span></text:span></text:p>
      <text:p text:style-name="P36"><text:span text:style-name="Absatz-Standardschriftart"><text:span text:style-name="T51">&lt;Scroll wheel&gt; moves both markers left/right, &lt;Ctrl scroll wheel&gt; changes their distance.</text:span></text:span></text:p>
      <text:p text:style-name="P10"><draw:frame draw:style-name="fr1" draw:name="Bild39" text:anchor-type="paragraph" svg:x="0.116cm" svg:y="0.286cm" svg:width="17cm" svg:height="1.342cm" draw:z-index="32"><draw:image xlink:href="Pictures/10000000000002F80000003CEF045C3BAE0A03B2.png" xlink:type="simple" xlink:show="embed" xlink:actuate="onLoad" loext:mime-type="image/png"/></draw:frame></text:p>
      <text:p text:style-name="P10"/>
      <text:p text:style-name="P1"/>
      <text:p text:style-name="P1"/>
      <text:p text:style-name="P1"><draw:frame draw:style-name="fr11" draw:name="Bild5" text:anchor-type="paragraph" svg:x="0cm" svg:y="0.263cm" svg:width="1.427cm" svg:height="4.456cm" draw:z-index="36"><draw:image xlink:href="Pictures/10000000000000290000008047ECC96C71D94D7A.png" xlink:type="simple" xlink:show="embed" xlink:actuate="onLoad" loext:mime-type="image/png"/></draw:frame></text:p>
      <text:p text:style-name="P1"><text:span text:style-name="Absatz-Standardschriftart"><text:span text:style-name="T13">- The digital </text:span></text:span><text:span text:style-name="Absatz-Standardschriftart"><text:span text:style-name="T44">P</text:span></text:span><text:span text:style-name="Absatz-Standardschriftart"><text:span text:style-name="T13">hosphor function (</text:span></text:span><text:span text:style-name="Absatz-Standardschriftart"><text:span text:style-name="T18">sine</text:span></text:span><text:span text:style-name="Absatz-Standardschriftart"><text:span text:style-name="T13"> </text:span></text:span><text:span text:style-name="Absatz-Standardschriftart"><text:span text:style-name="T19">wave</text:span></text:span><text:span text:style-name="Absatz-Standardschriftart"><text:span text:style-name="T18">s </text:span></text:span><text:span text:style-name="Absatz-Standardschriftart"><text:span text:style-name="T20">icon</text:span></text:span><text:span text:style-name="Absatz-Standardschriftart"><text:span text:style-name="T13">) simulates a slow fade out of traces to detect short events </text:span></text:span><text:span text:style-name="Absatz-Standardschriftart"><text:span text:style-name="T44">(shortcut &lt;P&gt;)</text:span></text:span><text:span text:style-name="Absatz-Standardschriftart"><text:span text:style-name="T13">.</text:span></text:span></text:p>
      <text:p text:style-name="P1"><text:span text:style-name="Absatz-Standardschriftart"><text:span text:style-name="T13">- </text:span></text:span><text:span text:style-name="Absatz-Standardschriftart"><text:span text:style-name="T37">The </text:span></text:span><text:span text:style-name="Absatz-Standardschriftart"><text:span text:style-name="T44">H</text:span></text:span><text:span text:style-name="Absatz-Standardschriftart"><text:span text:style-name="T37">istogram <text:s/>(gaussian </text:span></text:span><text:span text:style-name="Absatz-Standardschriftart"><text:span text:style-name="T43">bell</text:span></text:span><text:span text:style-name="Absatz-Standardschriftart"><text:span text:style-name="T37"> </text:span></text:span><text:span text:style-name="Absatz-Standardschriftart"><text:span text:style-name="T43">icon</text:span></text:span><text:span text:style-name="Absatz-Standardschriftart"><text:span text:style-name="T37">) shows the probability density </text:span></text:span><text:span text:style-name="Absatz-Standardschriftart"><text:span text:style-name="T38">function </text:span></text:span><text:span text:style-name="Absatz-Standardschriftart"><text:span text:style-name="T37">of the signal voltage </text:span></text:span><text:span text:style-name="Absatz-Standardschriftart"><text:span text:style-name="T39">at the right</text:span></text:span><text:span text:style-name="Absatz-Standardschriftart"><text:span text:style-name="T37"> </text:span></text:span><text:span text:style-name="Absatz-Standardschriftart"><text:span text:style-name="T38">to identify hidden structures of </text:span></text:span><text:span text:style-name="Absatz-Standardschriftart"><text:span text:style-name="T43">the</text:span></text:span><text:span text:style-name="Absatz-Standardschriftart"><text:span text:style-name="T38"> signal. </text:span></text:span><text:span text:style-name="Absatz-Standardschriftart"><text:span text:style-name="T44">(&lt;H&gt;).</text:span></text:span><text:span text:style-name="Absatz-Standardschriftart"><text:span text:style-name="T37"> </text:span></text:span></text:p>
      <text:p text:style-name="P29"><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29"><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19" text:outline-level="2"><text:bookmark-start text:name="__RefHeading___Toc2049_515843379"/>Trigger<text:bookmark-end text:name="__RefHeading___Toc2049_515843379"/></text:h>
      <text:p text:style-name="P38"><draw:frame draw:style-name="fr13" draw:name="Bild36" text:anchor-type="paragraph" svg:x="0cm" svg:y="0.25cm" svg:width="6.295cm" svg:height="3.149cm" draw:z-index="53"><draw:image xlink:href="Pictures/10000000000000EE00000077162B983175A95A4A.png" xlink:type="simple" xlink:show="embed" xlink:actuate="onLoad" loext:mime-type="image/png"/></draw:frame><text:span text:style-name="Absatz-Standardschriftart"><text:span text:style-name="T13">Triggering allows to display a stationary trace by fixing a rising or falling </text:span></text:span><text:span text:style-name="Absatz-Standardschriftart"><text:span text:style-name="T72">Slope</text:span></text:span><text:span text:style-name="Absatz-Standardschriftart"><text:span text:style-name="T13"> of the signal of the selected </text:span></text:span><text:span text:style-name="Absatz-Standardschriftart"><text:span text:style-name="T72">Source</text:span></text:span><text:span text:style-name="Absatz-Standardschriftart"><text:span text:style-name="T13">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3">Trigger </text:span></text:span><text:span text:style-name="Absatz-Standardschriftart"><text:span text:style-name="T72">Mode</text:span></text:span><text:span text:style-name="Absatz-Standardschriftart"><text:span text:style-name="T13"> can be:</text:span></text:span></text:p>
      <text:list xml:id="list4011080240" text:style-name="L2">
        <text:list-item>
          <text:p text:style-name="P72"><text:span text:style-name="T222">Roll</text:span> - display a free running trace (<text:span text:style-name="T221">useful for slow timebases - due to the omission of the software triggering the display is refreshed permanently in </text:span><text:span text:style-name="T186">real-time</text:span><text:span text:style-name="T221">)</text:span></text:p>
        </text:list-item>
        <text:list-item>
          <text:p text:style-name="P73">Auto - display a running trace even if no trigger point is detected</text:p>
        </text:list-item>
        <text:list-item>
          <text:p text:style-name="P74">Normal - display no trace without active trigger, hold the last triggered trace</text:p>
        </text:list-item>
        <text:list-item>
          <text:p text:style-name="P74">Single - display a new <text:span text:style-name="T155">triggered</text:span> trace every time the space bar is pressed</text:p>
        </text:list-item>
      </text:list>
      <text:p text:style-name="P10"/>
      <text:p text:style-name="P65">The play/pause icon <text:span text:style-name="T110">  </text:span><text:span text:style-name="T116">(top left) </text:span><text:span text:style-name="T117">st</text:span><text:span text:style-name="T116">arts and </text:span><text:span text:style-name="T117">stop</text:span><text:span text:style-name="T116">s the display during Auto and Normal mode. </text:span></text:p>
      <text:p text:style-name="P10"><text:span text:style-name="T208">The keyboard shortcuts &lt;S</text:span>pacebar<text:span text:style-name="T207">&gt;</text:span> <text:span text:style-name="T207">or &lt;Pause&gt; or the key &lt;S&gt;</text:span> <text:span text:style-name="T208">also work as </text:span><text:span text:style-name="T132">S</text:span><text:span text:style-name="T208">tart / </text:span><text:span text:style-name="T132">S</text:span><text:span text:style-name="T208">top.</text:span><text:line-break/>If the &lt;<text:span text:style-name="T211">S</text:span>pacebar<draw:frame draw:style-name="fr14" draw:name="Bild29" text:anchor-type="char" svg:x="2.981cm" svg:width="0.621cm" svg:height="0.575cm" draw:z-index="46"><draw:image xlink:href="Pictures/100000000000001C0000001AF2D04888A2D09E2E.png" xlink:type="simple" xlink:show="embed" xlink:actuate="onLoad" loext:mime-type="image/png"/></draw:frame>&gt; does not work under Windows, you <text:span text:style-name="T211">should</text:span> use the other alternatives. </text:p>
      <text:p text:style-name="P35"><text:span text:style-name="T50">The refresh icon </text:span><text:span text:style-name="T95">(key &lt;R&gt;) </text:span><text:span text:style-name="T94">clears the screen and </text:span><text:span text:style-name="T93">starts </text:span><text:span text:style-name="T96">a </text:span><text:span text:style-name="T93">new </text:span><text:span text:style-name="T97">trace</text:span><text:span text:style-name="T93"> in roll mode.</text:span></text:p>
      <text:p text:style-name="P10"/>
      <text:p text:style-name="P8">Trigger <text:span text:style-name="T138">Source</text:span> can <text:span text:style-name="T232">be </text:span>CH1 <text:span text:style-name="T232">or</text:span> CH2</text:p>
      <text:p text:style-name="P7"/>
      <text:p text:style-name="P7">Trigger Slope:</text:p>
      <text:list xml:id="list1386929743" text:style-name="L3">
        <text:list-item>
          <text:p text:style-name="P77"><text:span text:style-name="T12">↗</text:span><text:span text:style-name="T7"> <text:s/></text:span><text:span text:style-name="T8">Triggers on rising slope</text:span></text:p>
        </text:list-item>
        <text:list-item>
          <text:p text:style-name="P78"><text:span text:style-name="T12">↘</text:span><text:span text:style-name="T7"> <text:s/></text:span><text:span text:style-name="T8">Triggers on falling slope</text:span></text:p>
        </text:list-item>
        <text:list-item>
          <text:p text:style-name="P79"><text:span text:style-name="T126">⤨</text:span><text:span text:style-name="T7"> <text:s text:c="2"/></text:span><text:span text:style-name="T3">Triggers alternatively on rising and falling slope</text:span></text:p>
        </text:list-item>
      </text:list>
      <text:p text:style-name="P9"><text:span text:style-name="T235">Trigger setting can be </text:span><text:span text:style-name="T162">HF</text:span><text:span text:style-name="T232"> (trigger </text:span><text:span text:style-name="T3">even on fast spikes or glitches</text:span><text:span text:style-name="T232">), </text:span><text:span text:style-name="T162">Normal</text:span><text:span text:style-name="T232"> or </text:span><text:span text:style-name="T162">LF</text:span><text:span text:style-name="T232"> (t</text:span><text:span text:style-name="T3">rigger on „stable“ slope </text:span><text:span text:style-name="T156">only</text:span><text:span text:style-name="T3">, </text:span><text:span text:style-name="T156">ignore</text:span><text:span text:style-name="T3"> fast spikes</text:span><text:span text:style-name="T232">)</text:span><text:span text:style-name="T3">. </text:span></text:p>
      <text:p text:style-name="P22"/>
      <text:p text:style-name="P1"><draw:frame draw:style-name="fr15" draw:name="Bild11" text:anchor-type="paragraph" svg:x="2.196cm" svg:y="0.123cm" svg:width="2.11cm" style:rel-width="scale" svg:height="2.088cm" style:rel-height="scale" draw:z-index="5"><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6"><draw:image xlink:href="Pictures/100000000000032800000305866072945E750C84.png" xlink:type="simple" xlink:show="embed" xlink:actuate="onLoad" loext:mime-type="image/png"/></draw:frame><text:span text:style-name="Absatz-Standardschriftart"><text:span text:style-name="T1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10"/>
      <text:p text:style-name="P1"><draw:frame draw:style-name="fr1" draw:name="Bild4" text:anchor-type="paragraph" svg:x="0.03cm" svg:y="0.065cm" svg:width="8.756cm" svg:height="0.873cm" draw:z-index="33"><draw:image xlink:href="Pictures/100000000000014B0000002122BA45B00F04B9D6.png" xlink:type="simple" xlink:show="embed" xlink:actuate="onLoad" loext:mime-type="image/png"/></draw:frame><text:span text:style-name="Absatz-Standardschriftart"><text:span text:style-name="T13"/></text:span></text:p>
      <text:p text:style-name="P1"><text:span text:style-name="Absatz-Standardschriftart"><text:span text:style-name="T13"/></text:span></text:p>
      <text:p text:style-name="P1"><text:span text:style-name="Absatz-Standardschriftart"><text:span text:style-name="T13">Trigger status (</text:span></text:span><text:span text:style-name="Absatz-Standardschriftart"><text:span text:style-name="T75">TR</text:span></text:span><text:span text:style-name="Absatz-Standardschriftart"><text:span text:style-name="T13"> = triggered, </text:span></text:span><text:span text:style-name="Absatz-Standardschriftart"><text:span text:style-name="T76">TR</text:span></text:span><text:span text:style-name="Absatz-Standardschriftart"><text:span text:style-name="T13"> = not triggered), source, slope, </text:span></text:span><text:span text:style-name="Absatz-Standardschriftart"><text:span text:style-name="T28">voltage </text:span></text:span><text:span text:style-name="Absatz-Standardschriftart"><text:span text:style-name="T13">level and </text:span></text:span><text:span text:style-name="Absatz-Standardschriftart"><text:span text:style-name="T28">horizontal </text:span></text:span><text:span text:style-name="Absatz-Standardschriftart"><text:span text:style-name="T13">position are displayed in the upper left corner of the trace window </text:span></text:span><text:span text:style-name="Absatz-Standardschriftart"><text:span text:style-name="T28">followed by the pulse width of the triggered pulse and the following pulse in opposite direction and the duty cycle</text:span></text:span><text:span text:style-name="Absatz-Standardschriftart"><text:span text:style-name="T13">.</text:span></text:span></text:p>
      <text:p text:style-name="P27"/>
      <text:p text:style-name="P30"><draw:frame draw:style-name="fr17" draw:name="Bild34" text:anchor-type="paragraph" svg:x="6.066cm" svg:y="0.231cm" svg:width="10.929cm" svg:height="4.009cm" draw:z-index="31"><draw:image xlink:href="Pictures/10000000000003000000011A216689BFF96137C8.png" xlink:type="simple" xlink:show="embed" xlink:actuate="onLoad" loext:mime-type="image/png"/></draw:frame><text:span text:style-name="T9">Trigger </text:span><text:span text:style-name="T10">Slope</text:span><text:span text:style-name="T9"> </text:span><text:span text:style-name="T127">⤨</text:span><text:span text:style-name="T86">:</text:span><text:span text:style-name="T9"> <text:line-break/></text:span><text:span text:style-name="T10">Triggers on </text:span><text:span text:style-name="T9">alternating slope</text:span><text:span text:style-name="T10">s. Can be used together with </text:span><text:span text:style-name="T85">digital phosphor</text:span><text:span text:style-name="T10"> to show a kind of e</text:span><text:span text:style-name="T85">ye diagram</text:span><text:span text:style-name="T10">, either triggered on the signal itself or by a stable trigger signal<text:line-break/>on the other scope channel.</text:span></text:p>
      <text:h text:style-name="P122" text:outline-level="3"><text:bookmark-start text:name="__RefHeading___Toc2051_515843379"/>Spectrum<text:bookmark-end text:name="__RefHeading___Toc2051_515843379"/></text:h>
      <text:p text:style-name="P1"><draw:frame draw:style-name="fr11" draw:name="Bild18" text:anchor-type="paragraph" svg:x="0.113cm" svg:y="-0.028cm" svg:width="5.854cm" svg:height="3.097cm" draw:z-index="50"><draw:image xlink:href="Pictures/1000000000000101000000881178BBCF06779868.png" xlink:type="simple" xlink:show="embed" xlink:actuate="onLoad" loext:mime-type="image/png"/></draw:frame><text:span text:style-name="Absatz-Standardschriftart"><text:span text:style-name="T13">The program calculates the voltage spectrum of the three channels using the discrete FFT and displays the results if enabled.</text:span></text:span></text:p>
      <text:p text:style-name="P1"><text:span text:style-name="T13">The displayed values are shown as dBV </text:span><text:span text:style-name="T56">(</text:span><text:span text:style-name="T13">0 dBV equals 1 V rms</text:span><text:span text:style-name="T56">)</text:span><text:span text:style-name="T13">.<text:line-break/></text:span></text:p>
      <text:p text:style-name="P39"><text:span text:style-name="Absatz-Standardschriftart"><text:span text:style-name="T81">The </text:span></text:span><text:span text:style-name="Absatz-Standardschriftart"><text:span text:style-name="T72">Frequencybase</text:span></text:span><text:span text:style-name="Absatz-Standardschriftart"><text:span text:style-name="T81"> setting selects the resolution of the spectrum in Hz/div.</text:span></text:span></text:p>
      <text:p text:style-name="P39"><text:span text:style-name="Absatz-Standardschriftart"><text:span text:style-name="T13">The applied </text:span></text:span><text:span text:style-name="Absatz-Standardschriftart"><text:span text:style-name="T72">Window function</text:span></text:span><text:span text:style-name="Absatz-Standardschriftart"><text:span text:style-name="T13"> as well as the reference point for the spectrum calculation can be changed in th</text:span></text:span><text:span text:style-name="Absatz-Standardschriftart"><text:span text:style-name="T62">e</text:span></text:span><text:span text:style-name="Absatz-Standardschriftart"><text:span text:style-name="T13"> menu: </text:span></text:span><text:span text:style-name="T67">O</text:span><text:span text:style-name="T13">scilloscope / </text:span><text:span text:style-name="T67">S</text:span><text:span text:style-name="T84">e</text:span><text:span text:style-name="T13">ttings / </text:span><text:span text:style-name="T69">A</text:span><text:span text:style-name="T55">nalysis</text:span></text:p>
      <text:p text:style-name="P1"><draw:frame draw:style-name="fr6" draw:name="Bild6" text:anchor-type="paragraph" svg:x="0cm" svg:y="0cm" svg:width="5.53cm" svg:height="1.376cm" draw:z-index="54"><draw:image xlink:href="Pictures/10000000000000D1000000346CF3435532B007A1.png" xlink:type="simple" xlink:show="embed" xlink:actuate="onLoad" loext:mime-type="image/png"/></draw:frame><draw:frame draw:style-name="fr1" draw:name="Bild7" text:anchor-type="paragraph" svg:x="2.249cm" svg:y="0.139cm" svg:width="14.217cm" svg:height="5.046cm" draw:z-index="55"><draw:image xlink:href="Pictures/100000000000036C00000137048E5D8907A44425.png" xlink:type="simple" xlink:show="embed" xlink:actuate="onLoad" loext:mime-type="image/png"/></draw:frame><text:span text:style-name="Absatz-Standardschriftart"><text:span text:style-name="T13"/></text:span></text:p>
      <text:p text:style-name="P10"/>
      <text:p text:style-name="P10"/>
      <text:p text:style-name="P10"/>
      <text:p text:style-name="P10"/>
      <text:p text:style-name="P10"/>
      <text:p text:style-name="P10"/>
      <text:p text:style-name="P10"/>
      <text:p text:style-name="P10"/>
      <text:p text:style-name="P10"/>
      <text:p text:style-name="P16">Typical window functions are <text:span text:style-name="T129">Hann</text:span> (raised cosine), <text:span text:style-name="T129">Gauss</text:span> or <text:span text:style-name="T129">Flat top</text:span>. The <text:span text:style-name="T148">Hann</text:span> window has the best frequency selectivity (narrowest bandwidth) while the <text:span text:style-name="T148">Flat top</text:span> window allows accurate amplitude measurements. Gauss <text:span text:style-name="T154">window characteristic </text:span>is in between. </text:p>
      <text:p text:style-name="P10">The Flat top window is typically employed on data where frequency peaks are distinct and well separated from each other <text:span text:style-name="T109">(e.g. for harmonic distortion measurements)</text:span>. </text:p>
      <text:p text:style-name="P17">If the frequency peaks are not guaranteed to be well separated, the Hann window is preferred because it is less likely to cause individual peaks to be lost in the spectrum.</text:p>
      <text:p text:style-name="P18">Other different window functions are available for the curious user.</text:p>
      <text:p text:style-name="P1"><text:span text:style-name="Absatz-Standardschriftart"><text:span text:style-name="T13">The frequency range of the spectrum can be selected in the Horizontal section, </text:span></text:span><text:span text:style-name="Absatz-Standardschriftart"><text:span text:style-name="T21">minimum frequency is always zero, </text:span></text:span><text:span text:style-name="Absatz-Standardschriftart"><text:span text:style-name="T13">the maximum frequency is limited to the </text:span></text:span><text:span text:style-name="Absatz-Standardschriftart"><text:span text:style-name="T111">Nyquist frequency, </text:span></text:span><text:span text:style-name="Absatz-Standardschriftart"><text:span text:style-name="T112">this is</text:span></text:span><text:span text:style-name="Absatz-Standardschriftart"><text:span text:style-name="T111"> </text:span></text:span><text:span text:style-name="Absatz-Standardschriftart"><text:span text:style-name="T112">half the</text:span></text:span><text:span text:style-name="Absatz-Standardschriftart"><text:span text:style-name="T13"> sampling rate.</text:span></text:span></text:p>
      <text:p text:style-name="P10">A lower sampling rate yields a narrower frequency lobe and increases the selectivity while a higher sampling rate allows to display a wider frequency range <text:span text:style-name="T154">at the cost of less selectivity.</text:span></text:p>
      <text:p text:style-name="P1"><text:span text:style-name="Absatz-Standardschriftart"><text:span text:style-name="T77">Important:</text:span></text:span><text:span text:style-name="Absatz-Standardschriftart"><text:span text:style-name="T13"> Sampling </text:span></text:span><text:span text:style-name="Absatz-Standardschriftart"><text:span text:style-name="T21">a </text:span></text:span><text:span text:style-name="Absatz-Standardschriftart"><text:span text:style-name="T13">signal with spectral components above the Nyquist frequency leads to aliasing, i.e. the higher spectral components are mirrored into the low frequency range. </text:span></text:span></text:p>
      <text:p text:style-name="P10">This is not a limitation of this device, but should be considered when looking at the spectrum.</text:p>
      <text:p text:style-name="P67"><text:span text:style-name="Absatz-Standardschriftart"><text:span text:style-name="T13">The default </text:span></text:span><text:span text:style-name="Absatz-Standardschriftart"><text:span text:style-name="T72">Reference level</text:span></text:span><text:span text:style-name="Absatz-Standardschriftart"><text:span text:style-name="T77"> </text:span></text:span><text:span text:style-name="Absatz-Standardschriftart"><text:span text:style-name="T13">of 0 dBV converts a 1 V rms sinusoidal signal into a displayed <text:line-break/>0 dB amplitude frequency peak.<text:line-break/></text:span></text:span><text:span text:style-name="T13">Professional audio measurements typically use dBu (aka. </text:span><text:span text:style-name="T21">dB</text:span><text:span text:style-name="T13">m </text:span><text:span text:style-name="T57">@ 600 </text:span><text:span text:style-name="T118">Ω</text:span><text:span text:style-name="T57"> load</text:span><text:span text:style-name="T13">):<text:line-break/> <text:s/>0 dBu </text:span><text:span text:style-name="T58">= 0 dBm </text:span><text:span text:style-name="T13">= 0.775 V rms which corresponds to a reference level of </text:span><text:span text:style-name="T67">-2.2 dBV</text:span><text:span text:style-name="T13">.<text:line-break/></text:span><text:span text:style-name="T120">Conversely, for RF with a 50 Ω load, 0 dBm </text:span><text:span text:style-name="T121">equates</text:span><text:span text:style-name="T120"> approximately 0.224 volts:</text:span><text:span text:style-name="T113"><text:line-break/> <text:s/>0 dBm</text:span><text:span text:style-name="T57"> </text:span><text:span text:style-name="T58">= 0.224</text:span><text:span text:style-name="T122"> </text:span><text:span text:style-name="T58">V </text:span><text:span text:style-name="T57">corresponds to a reference level of </text:span><text:span text:style-name="T68">-13 dBV</text:span><text:span text:style-name="T57">.<text:line-break/></text:span><text:span text:style-name="Absatz-Standardschriftart"><text:span text:style-name="T13">The </text:span></text:span><text:span text:style-name="Absatz-Standardschriftart"><text:span text:style-name="T72">Minimum magnitude</text:span></text:span><text:span text:style-name="Absatz-Standardschriftart"><text:span text:style-name="T13"> setting hides the noise floor and calms the display; <text:line-break/>all spectral components below this level are not displayed.<text:line-break/></text:span></text:span><text:span text:style-name="Absatz-Standardschriftart"><text:span text:style-name="T59">The </text:span></text:span><text:span text:style-name="Absatz-Standardschriftart"><text:span text:style-name="T74">Power</text:span></text:span><text:span text:style-name="Absatz-Standardschriftart"><text:span text:style-name="T59"> setting allows to define a </text:span></text:span><text:span text:style-name="Absatz-Standardschriftart"><text:span text:style-name="T60">(dummy) </text:span></text:span><text:span text:style-name="Absatz-Standardschriftart"><text:span text:style-name="T59">load resistance </text:span></text:span><text:span text:style-name="Absatz-Standardschriftart"><text:span text:style-name="T60">of 1..1000 </text:span></text:span><text:span text:style-name="Absatz-Standardschriftart"><text:span text:style-name="T118">Ω</text:span></text:span><text:span text:style-name="Absatz-Standardschriftart"><text:span text:style-name="T59"> for which the </text:span></text:span><text:span text:style-name="Absatz-Standardschriftart"><text:span text:style-name="T70">power dissipation</text:span></text:span><text:span text:style-name="Absatz-Standardschriftart"><text:span text:style-name="T59"> of the measured voltage</text:span></text:span><text:span text:style-name="Absatz-Standardschriftart"><text:span text:style-name="T60">s</text:span></text:span><text:span text:style-name="Absatz-Standardschriftart"><text:span text:style-name="T59"> is determined </text:span></text:span><text:span text:style-name="Absatz-Standardschriftart"><text:span text:style-name="T60">( R = 0 disables the calculation).</text:span></text:span><text:span text:style-name="Absatz-Standardschriftart"><text:span text:style-name="T61"><text:line-break/></text:span></text:span><text:span text:style-name="Absatz-Standardschriftart"><text:span text:style-name="T63">Also t</text:span></text:span><text:span text:style-name="Absatz-Standardschriftart"><text:span text:style-name="T61">he </text:span></text:span><text:span text:style-name="Absatz-Standardschriftart"><text:span text:style-name="T71">THD</text:span></text:span><text:span text:style-name="Absatz-Standardschriftart"><text:span text:style-name="T61"> of the signal can be </text:span></text:span><text:span text:style-name="Absatz-Standardschriftart"><text:span text:style-name="T63">shown </text:span></text:span><text:span text:style-name="Absatz-Standardschriftart"><text:span text:style-name="T61">optionally.<text:line-break/>Calculation: <text:s/></text:span></text:span><text:span text:style-name="Absatz-Standardschriftart"><text:span text:style-name="T236">THD = sqrt( power of all harmonics / power of fundamantal )</text:span></text:span></text:p>
      <text:h text:style-name="P123" text:outline-level="3"><text:bookmark-start text:name="__RefHeading___Toc2053_515843379"/>Zoom <text:span text:style-name="T237">F</text:span>unction<text:bookmark-end text:name="__RefHeading___Toc2053_515843379"/></text:h>
      <text:p text:style-name="Text_20_body"/>
      <text:h text:style-name="P82" text:outline-level="1"><draw:frame draw:style-name="fr11" draw:name="Bild26" text:anchor-type="paragraph" svg:x="0cm" svg:y="0.138cm" svg:width="2cm" svg:height="2cm" draw:z-index="24"><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48">icon, shortcut key &lt;Z&gt;) opens</text:span> a <text:span text:style-name="T153">second </text:span>window below the main window with an enlarged time range corresponding to the distance between the markers (1 &amp; 2).<text:bookmark-end text:name="__RefHeading___Toc2055_515843379"/></text:h>
      <text:h text:style-name="P82" text:outline-level="1"/>
      <text:h text:style-name="P75" text:outline-level="1"><text:span text:style-name="Absatz-Standardschriftart"><text:span text:style-name="T197">New markers can be positioned by click and drag inside the (un-zoomed) trace window.</text:span></text:span></text:h>
      <text:h text:style-name="P75" text:outline-level="1"><text:span text:style-name="Absatz-Standardschriftart"><text:span text:style-name="T197">A &lt;double click&gt; (left) creates two markers close to each other with a distance of 10% of the screen width, thus defining a zoom rate of 10, &lt;ctrl double click&gt; defines zoom = 100.</text:span></text:span></text:h>
      <text:h text:style-name="P76" text:outline-level="1"><text:span text:style-name="Absatz-Standardschriftart"><text:span text:style-name="T223">The shift modifier centres the markers around the trigger point.</text:span></text:span></text:h>
      <text:h text:style-name="P83" text:outline-level="1">The &lt;scroll wheel&gt; moves both markers left / right, &lt;ctrl scroll wheel&gt; changes their distance.</text:h>
      <text:h text:style-name="P83" text:outline-level="1"/>
      <text:h text:style-name="P82" text:outline-level="1"><draw:frame draw:style-name="fr6" draw:name="Bild27" text:anchor-type="paragraph" svg:x="0cm" svg:y="0cm" svg:width="17cm" svg:height="13.384cm" draw:z-index="25"><draw:image xlink:href="Pictures/10000000000003D7000003065D3C9765D6221731.png" xlink:type="simple" xlink:show="embed" xlink:actuate="onLoad" loext:mime-type="image/png"/></draw:frame><draw:line text:anchor-type="paragraph" draw:z-index="26" draw:name="Form9" draw:style-name="gr11" draw:text-style-name="P126" svg:x1="6.968cm" svg:y1="6.332cm" svg:x2="1.422cm" svg:y2="7.279cm"><text:p/></draw:line><draw:line text:anchor-type="paragraph" draw:z-index="27" draw:name="Form10" draw:style-name="gr11" draw:text-style-name="P126" svg:x1="7.659cm" svg:y1="6.346cm" svg:x2="13.025cm" svg:y2="7.304cm"><text:p/></draw:line></text:h>
      <text:h text:style-name="P121" text:outline-level="3"><text:bookmark-start text:name="__RefHeading___Toc2057_515843379"/>Cursor Measurements <text:bookmark-end text:name="__RefHeading___Toc2057_515843379"/></text:h>
      <text:p text:style-name="P51"/>
      <text:p text:style-name="P40"><draw:frame draw:style-name="fr11" draw:name="Bild23" text:anchor-type="paragraph" svg:x="0.079cm" svg:y="-0.064cm" svg:width="2cm" svg:height="2cm" draw:z-index="23"><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48">icon, shortcut &lt;M&gt;</text:span>) allows to measure voltage or spectral amplitude as well as time or frequency intervals of one or more displayed tracks.</text:p>
      <text:p text:style-name="P41"/>
      <text:p text:style-name="P58"><text:span text:style-name="T1">Select the trace (e.g. SP1), set </text:span><text:span text:style-name="T92">it to </text:span><text:span text:style-name="T1">ON </text:span><text:span text:style-name="T92">(clicking on the ON/OFF text toggles its state)</text:span><text:span text:style-name="T1"> and draw a </text:span><text:span text:style-name="T87">(yellow) </text:span><text:span text:style-name="T1">rectangle (red circle) </text:span><text:span text:style-name="T88">to measure e.g. frequency and magnitude difference.</text:span></text:p>
      <text:p text:style-name="P42"/>
      <text:p text:style-name="P59"><text:span text:style-name="T1">You can </text:span><text:span text:style-name="T89">also </text:span><text:span text:style-name="T1">draw </text:span><text:span text:style-name="T89">another</text:span><text:span text:style-name="T1"> </text:span><text:span text:style-name="T87">(blue) </text:span><text:span text:style-name="T1">rectangle (</text:span><text:span text:style-name="T89">purple circle) </text:span><text:span text:style-name="T90">to measure</text:span><text:span text:style-name="T89"> a different trace.</text:span></text:p>
      <text:p text:style-name="P43"/>
      <text:p text:style-name="P52"><draw:frame draw:style-name="fr1" draw:name="Bild25" text:anchor-type="paragraph" svg:x="0cm" svg:y="-0.062cm" svg:width="17cm" svg:height="13.384cm" draw:z-index="3"><draw:image xlink:href="Pictures/10000000000003D700000306AB96CE12AD590E98.png" xlink:type="simple" xlink:show="embed" xlink:actuate="onLoad" loext:mime-type="image/png"/></draw:frame><draw:custom-shape text:anchor-type="paragraph" draw:z-index="19" draw:name="Form5" draw:style-name="gr7" draw:text-style-name="P128"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29"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9" draw:text-style-name="P128"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10" draw:text-style-name="P128"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18" text:outline-level="2"/>
      <text:h text:style-name="P121" text:outline-level="3"><text:bookmark-start text:name="__RefHeading___Toc2059_515843379"/>Settings<text:bookmark-end text:name="__RefHeading___Toc2059_515843379"/></text:h>
      <text:h text:style-name="P97" text:outline-level="2">The program<text:span text:style-name="T216"> </text:span><text:span text:style-name="T219">behaviour </text:span>can be <text:span text:style-name="T214">chosen</text:span> in Oscilloscope / Settings / Scope menu:</text:h>
      <text:h text:style-name="P99" text:outline-level="2"><draw:frame draw:style-name="fr4" draw:name="Bild21" text:anchor-type="paragraph" svg:x="7.773cm" svg:y="0.055cm" svg:width="9.204cm" svg:height="6.706cm" draw:z-index="56"><draw:image xlink:href="Pictures/100000000000034C00000267F90C0D6D9AF64A98.png" xlink:type="simple" xlink:show="embed" xlink:actuate="onLoad" loext:mime-type="image/png"/></draw:frame><text:span text:style-name="T129">Horizontal</text:span><text:line-break/>If you want to measure very slow signals the <text:span text:style-name="T137">slowest</text:span><text:span text:style-name="T129"> </text:span><text:span text:style-name="T137">possible </text:span><text:span text:style-name="T129">timebase</text:span> can be increased <text:span text:style-name="T215">up </text:span>to 1<text:span text:style-name="T224">0</text:span> s/div (this shows 10<text:span text:style-name="T224">0</text:span> s on the screen).<text:line-break/><text:span text:style-name="T220">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101" text:outline-level="2">Graph</text:h>
      <text:h text:style-name="P102" text:outline-level="2"><text:span text:style-name="T135">F</text:span><text:span text:style-name="T129">ont size</text:span><text:span text:style-name="T216"> can be set from 6 to 24 point after next restart (default = 10). This setting allows to scale the text and widgets to adapt for different screen sizes and dpi values.</text:span></text:h>
      <text:h text:style-name="P103" text:outline-level="2"><text:span text:style-name="T137">Interpolation</text:span><text:span text:style-name="T220"> mode can be either </text:span><text:span text:style-name="T217">Off,</text:span><text:span text:style-name="T164"> </text:span><text:span text:style-name="T217">Linear, </text:span><text:span text:style-name="T218">Step or Sinc</text:span><text:span text:style-name="T164"> </text:span>:<text:line-break/>- <text:span text:style-name="T136">Off</text:span><text:span text:style-name="T152"> </text:span><text:span text:style-name="T164">displays only the real sampled points, difficult to detect with fast time base.<text:line-break/>- </text:span><text:span text:style-name="T136">Linear</text:span><text:span text:style-name="T164"> connects these points by straight lines, showing an continuous time curve.<text:line-break/>- </text:span><text:span text:style-name="T141">Step</text:span><text:span text:style-name="T164"> connects the points by steps, making it easier to see the real samples values.<text:line-break/>- </text:span><text:span text:style-name="T141">Sinc</text:span><text:span text:style-name="T164"> interpolates <text:s/>with a bandlimited rounded curve if too few values are on screen.</text:span></text:h>
      <text:h text:style-name="P104" text:outline-level="2"><text:bookmark-start text:name="__RefHeading___Toc2073_515843379"/><text:span text:style-name="T129">Digital phosphor depth</text:span> defines the numbers of fading previous traces on the screen.<text:bookmark-end text:name="__RefHeading___Toc2073_515843379"/></text:h>
      <text:h text:style-name="P105" text:outline-level="2"><text:span text:style-name="T129">Export zoomed screen in double height</text:span> is applied to exported hardcopy images as shown on the next page.</text:h>
      <text:h text:style-name="P105" text:outline-level="2"><text:span text:style-name="T129">Measurement</text:span> cursors <text:span text:style-name="T129">position</text:span> can be either left or right of the scope's screen.</text:h>
      <text:h text:style-name="P98" text:outline-level="2">The program <text:span text:style-name="T134">Configuration</text:span> can be <text:span text:style-name="T214">chosen</text:span> in Oscilloscope / Settings / Scope menu:</text:h>
      <text:h text:style-name="P100" text:outline-level="2">The scope settings are automatically saved between sessions - for each unit individually based on the serial number. Automatic <text:span text:style-name="T129">saving </text:span><text:span text:style-name="T140">on exit</text:span><text:span text:style-name="T239"> </text:span>can be deactivated, e.g. to always start with a predefined setup.</text:h>
      <text:h text:style-name="P100" text:outline-level="2">It is also possible to discard all user settings and <text:span text:style-name="T221">restart </text:span>the <text:span text:style-name="T221">next time with </text:span><text:span text:style-name="T129">default settings.</text:span></text:h>
      <text:h text:style-name="P106" text:outline-level="2">If you have modified the HW of the scope to support <text:span text:style-name="T129">AC coupling</text:span> <text:span text:style-name="T225">(see detailed info in the Help menu)</text:span>, <text:span text:style-name="T225">tick the box</text:span> here to use this function <text:span text:style-name="T225">after the next restart</text:span>.</text:h>
      <text:h text:style-name="P121" text:outline-level="3"><text:bookmark-start text:name="__RefHeading___Toc2075_515843379"/>Data Export<text:bookmark-end text:name="__RefHeading___Toc2075_515843379"/></text:h>
      <text:p text:style-name="P44"/>
      <text:p text:style-name="P44"><draw:frame draw:style-name="fr21" draw:name="Bild37" text:anchor-type="paragraph" svg:x="0cm" svg:y="0.071cm" svg:width="4.496cm" svg:height="3.597cm" draw:z-index="57"><draw:image xlink:href="Pictures/10000000000000AA000000881FB47BC93F81CD30.png" xlink:type="simple" xlink:show="embed" xlink:actuate="onLoad" loext:mime-type="image/png"/></draw:frame>T<text:span text:style-name="T128">he </text:span><text:span text:style-name="T130">Export CSV</text:span><text:span text:style-name="T128"> function allows to store the measured samples and the resulting spectral values as a *.csv file (comma separated values). </text:span></text:p>
      <text:p text:style-name="P40">All 20000 voltage samples as well as all 10001 calculated spectral components of all active channels are stored. </text:p>
      <text:p text:style-name="P45"/>
      <text:p text:style-name="P45"><draw:frame draw:style-name="fr18" draw:name="Bild30" text:anchor-type="paragraph" svg:x="11.003cm" svg:y="0.282cm" svg:width="5.932cm" svg:height="2.565cm" draw:z-index="28"><draw:image xlink:href="Pictures/100000000000011A0000007AB80DA55F1749DBF7.png" xlink:type="simple" xlink:show="embed" xlink:actuate="onLoad" loext:mime-type="image/png"/></draw:frame>The values are stored <text:span text:style-name="T144">as</text:span> SI basic units: <text:line-break/>seconds, volts, hertz and dB.</text:p>
      <text:p text:style-name="P44">The <text:span text:style-name="T142">field </text:span>separator, usually a comma, is automatically <text:span text:style-name="T119">changed to a semicolon</text:span> for countries where the comma is used as <text:span text:style-name="T100">the</text:span> decimal separator, e.g. Germany.</text:p>
      <text:p text:style-name="P93"><text:span text:style-name="T129">Export JSON</text:span> stores the samples in JSON format with the same SI basic units as above.</text:p>
      <text:p text:style-name="P46"/>
      <text:p text:style-name="P46"><draw:frame draw:style-name="fr4" draw:name="Bild43" text:anchor-type="paragraph" svg:x="11.088cm" svg:y="-0.303cm" svg:width="5.817cm" svg:height="4.374cm" draw:z-index="44"><draw:image xlink:href="Pictures/10000000000003D0000002DED7D52FEEA92E3ECB.png" xlink:type="simple" xlink:show="embed" xlink:actuate="onLoad" loext:mime-type="image/png"/></draw:frame><text:span text:style-name="T143">The </text:span><text:span text:style-name="T133">Screenshot</text:span><text:span text:style-name="T143"> function captures the program window as a *.png picture (*.jpg is also possible) or a *.pdf file.</text:span></text:p>
      <text:p text:style-name="P46"/>
      <text:p text:style-name="P47"/>
      <text:p text:style-name="P47"/>
      <text:p text:style-name="P48"><draw:frame draw:style-name="fr4" draw:name="Bild19" text:anchor-type="paragraph" svg:x="12.072cm" svg:y="0.383cm" svg:width="4.77cm" svg:height="8.911cm" draw:z-index="43"><draw:image xlink:href="Pictures/10000000000002D800000550B1005F8BBA198052.png" xlink:type="simple" xlink:show="embed" xlink:actuate="onLoad" loext:mime-type="image/png"/></draw:frame>The <text:span text:style-name="T129">Hardcopy</text:span> function creates an image/<text:span text:style-name="T213">pdf</text:span> of the scope screen in printer<text:span text:style-name="T143"> colors, </text:span>th<text:span text:style-name="T213">at</text:span> <text:span text:style-name="T213">are optimized for print on paper. </text:span></text:p>
      <text:p text:style-name="P48"><draw:frame draw:style-name="fr3" draw:name="Bild2" text:anchor-type="paragraph" svg:x="0.106cm" svg:y="0.365cm" svg:width="4.787cm" svg:height="4.471cm" draw:z-index="42"><draw:image xlink:href="Pictures/10000000000002D8000002A8E3F10CCF6CDB9DC9.png" xlink:type="simple" xlink:show="embed" xlink:actuate="onLoad" loext:mime-type="image/png"/></draw:frame></text:p>
      <text:p text:style-name="P48"/>
      <text:p text:style-name="P50">A zoomed screen is scaled to double height, configuration: Oscilloscope/Settings/Scope</text:p>
      <text:p text:style-name="P48"/>
      <text:p text:style-name="P48"/>
      <text:p text:style-name="P49"/>
      <text:p text:style-name="P49"/>
      <text:p text:style-name="P49"/>
      <text:p text:style-name="P49"><text:span text:style-name="T143">The </text:span><text:span text:style-name="T131">Print</text:span><text:span text:style-name="T143"> function sends the hardcopy screen content directly to the printer in pdf format.</text:span></text:p>
      <text:h text:style-name="P113" text:outline-level="1"><text:bookmark-start text:name="__RefHeading___Toc2077_515843379"/>Appearance<text:bookmark-end text:name="__RefHeading___Toc2077_515843379"/></text:h>
      <text:h text:style-name="P84" text:outline-level="1"/>
      <text:h text:style-name="P85" text:outline-level="1"><text:bookmark-start text:name="__RefHeading___Toc2079_515843379"/>OpenHantek<text:span text:style-name="T183">6022</text:span> provides translations for French, German, Italian, <text:span text:style-name="T242">Polish, </text:span>Portuguese, <text:span text:style-name="T211">Russian</text:span> <text:span text:style-name="T198">and Spanish</text:span>. The <text:span text:style-name="T211">French, </text:span>German, <text:span text:style-name="T242">Polish, Russian and Spanish</text:span> translation<text:span text:style-name="T198">s</text:span> <text:span text:style-name="T198">are</text:span> complete, the other languages are work in progress.<text:bookmark-end text:name="__RefHeading___Toc2079_515843379"/></text:h>
      <text:h text:style-name="P86" text:outline-level="1"><text:bookmark-start text:name="__RefHeading___Toc2081_515843379"/>OpenHantek<text:span text:style-name="T183">6022</text:span> automatically adapts to the used light or dark system theme.<text:bookmark-end text:name="__RefHeading___Toc2081_515843379"/></text:h>
      <text:h text:style-name="P86" text:outline-level="1"/>
      <text:h text:style-name="P86" text:outline-level="1"><draw:frame draw:style-name="fr1" draw:name="Bild13" text:anchor-type="paragraph" svg:x="0.145cm" svg:y="-0.118cm" svg:width="13.323cm" svg:height="9.82cm" draw:z-index="34"><draw:image xlink:href="Pictures/100000000000041A0000030665D51AD64B1DF180.png" xlink:type="simple" xlink:show="embed" xlink:actuate="onLoad" loext:mime-type="image/png"/></draw:frame></text:h>
      <text:h text:style-name="P86" text:outline-level="1"/>
      <text:h text:style-name="P86" text:outline-level="1"><draw:frame draw:style-name="fr1" draw:name="Bild38" text:anchor-type="paragraph" svg:x="3.346cm" svg:y="0.109cm" svg:width="13.279cm" svg:height="9.788cm" draw:z-index="41"><draw:image xlink:href="Pictures/100000000000041A000003068A325CE0F0F199C5.png" xlink:type="simple" xlink:show="embed" xlink:actuate="onLoad" loext:mime-type="image/png"/></draw:frame></text:h>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7" text:outline-level="1"><draw:frame draw:style-name="fr19" draw:name="Bild41" text:anchor-type="paragraph" svg:x="7.636cm" svg:y="0.504cm" svg:width="9.5cm" svg:height="7.795cm" draw:z-index="35"><draw:image xlink:href="Pictures/100000000000038B000002830EBB39C878F79043.png" xlink:type="simple" xlink:show="embed" xlink:actuate="onLoad" loext:mime-type="image/png"/></draw:frame></text:h>
      <text:h text:style-name="P87" text:outline-level="1"><text:bookmark-start text:name="__RefHeading___Toc2083_515843379"/>The colors of the tr<text:span text:style-name="T182">aces</text:span> on the screen as well as the exported <text:span text:style-name="T182">png </text:span>/ p<text:span text:style-name="T182">df</text:span> documents can be adjusted individually in the <text:span text:style-name="T182">menu</text:span> <text:line-break/><text:span text:style-name="T182">Oscilloscope / Settings / C</text:span>olor<text:span text:style-name="T182">s</text:span>.<text:bookmark-end text:name="__RefHeading___Toc2083_515843379"/></text:h>
      <text:h text:style-name="P87" text:outline-level="1"/>
      <text:h text:style-name="P87" text:outline-level="1"/>
      <text:h text:style-name="P117" text:outline-level="1">Command <text:span text:style-name="T237">L</text:span>ine <text:span text:style-name="T237">O</text:span>ptions</text:h>
      <text:p text:style-name="P55">OpenHantek6022 offers <text:span text:style-name="T228">these</text:span> command line options:</text:p>
      <text:p text:style-name="Preformatted_20_Text">Usage: ./OpenHantek [options]</text:p>
      <text:p text:style-name="Preformatted_20_Text"/>
      <text:p text:style-name="Preformatted_20_Text">Options:</text:p>
      <text:p text:style-name="Preformatted_20_Text"><text:s/>-h, --help <text:s text:c="17"/>Displays this help.</text:p>
      <text:p text:style-name="Preformatted_20_Text"><text:s/>-v, --version <text:s text:c="14"/>Displays version information.</text:p>
      <text:p text:style-name="Preformatted_20_Text"><text:s/>-d, --demoMode <text:s text:c="13"/>Demo mode without scope HW</text:p>
      <text:p text:style-name="Preformatted_20_Text"><text:s/>-e, --useGLES <text:s text:c="14"/>Use OpenGL ES instead of OpenGL</text:p>
      <text:p text:style-name="Preformatted_20_Text"><text:s/>--useGLSL120 <text:s text:c="15"/>Force OpenGL SL version 1.20</text:p>
      <text:p text:style-name="Preformatted_20_Text"><text:s/>--useGLSL150 <text:s text:c="15"/>Force OpenGL SL version 1.50</text:p>
      <text:p text:style-name="P68"><text:s/>-i, --international <text:s text:c="8"/>Show the international interface, do not translate</text:p>
      <text:p text:style-name="Preformatted_20_Text"><text:s/>-f, --font &lt;Font&gt; <text:s text:c="10"/>Define the system font</text:p>
      <text:p text:style-name="P69"><text:s/>-s, --size &lt;Size&gt; <text:s text:c="10"/>Set the font size (default=10, 0: automatic from dpi)</text:p>
      <text:p text:style-name="Preformatted_20_Text"><text:s/>-c, --condensed &lt;Condensed&gt; Set the font condensed value (default = 87)</text:p>
      <text:p text:style-name="Preformatted_20_Text"/>
      <text:p text:style-name="P56">The –use… options allow to force a different OpenGL version than the automatically detected (e.g. in case of display artifacts).</text:p>
      <text:p text:style-name="P57">The font setting options allow to adapt <text:span text:style-name="T238">the appearance for very small and very big screens, the widgets will be scaled accordingly. The font size is also available from the <text:s/>settings menu.</text:span></text:p>
      <text:h text:style-name="P110" text:outline-level="1">Tips and Tricks for the Experienced User</text:h>
      <text:h text:style-name="P107" text:outline-level="1">Under Linux the program <text:span text:style-name="T194">tries to get</text:span> a higher <text:span text:style-name="T194">real-time </text:span>priority to <text:span text:style-name="T193">yield</text:span> a <text:span text:style-name="T194">slightly</text:span> better USB allocation, especially at high sampling rates (30 MS/s for one channel, 15MS/s for two channels). To make this possible, the user must be a member of a real-time group. <text:s/>This could be <text:span text:style-name="T238">e.g. the group </text:span><text:span text:style-name="T184">audio</text:span>, if you are performing professional audio processing with JACK. </text:h>
      <text:p text:style-name="P61"><text:span text:style-name="T188"><text:s text:c="4"/></text:span><text:span text:style-name="T189">1.</text:span><text:span text:style-name="T188"> </text:span><text:span text:style-name="T189">set</text:span><text:span text:style-name="T188"> </text:span><text:span text:style-name="T189">limits</text:span><text:span text:style-name="T188"> </text:span><text:span text:style-name="T189">in</text:span><text:span text:style-name="T188"> </text:span><text:span text:style-name="T189">/etc/security/limits.d:</text:span></text:p>
      <text:p text:style-name="P61"><text:span text:style-name="T188"><text:s text:c="7"/></text:span><text:span text:style-name="T189">@audio</text:span><text:span text:style-name="T188"> </text:span><text:span text:style-name="T189">-</text:span><text:span text:style-name="T188"> </text:span><text:span text:style-name="T189">rtprio</text:span><text:span text:style-name="T188"> </text:span><text:span text:style-name="T189">9</text:span><text:span text:style-name="T192">0</text:span></text:p>
      <text:p text:style-name="P61"><text:span text:style-name="T188"><text:s text:c="4"/></text:span><text:span text:style-name="T189">2.</text:span><text:span text:style-name="T188"> </text:span><text:span text:style-name="T189">add</text:span><text:span text:style-name="T188"> </text:span><text:span text:style-name="T189">user</text:span><text:span text:style-name="T188"> </text:span><text:span text:style-name="T189">to</text:span><text:span text:style-name="T188"> </text:span><text:span text:style-name="T189">the</text:span><text:span text:style-name="T188"> </text:span><text:span text:style-name="T189">group,</text:span><text:span text:style-name="T188"> </text:span><text:span text:style-name="T189">e.g.</text:span><text:span text:style-name="T188"> </text:span><text:span text:style-name="T189">audio:</text:span></text:p>
      <text:p text:style-name="P60"><text:span text:style-name="T188"><text:s text:c="7"/></text:span><text:span text:style-name="T189">usermod</text:span><text:span text:style-name="T188"> </text:span><text:span text:style-name="T189">-a</text:span><text:span text:style-name="T188"> </text:span><text:span text:style-name="T189">-G</text:span><text:span text:style-name="T188"> </text:span><text:span text:style-name="T189">audio</text:span><text:span text:style-name="T188"> </text:span><text:span text:style-name="T189">&lt;</text:span><text:span text:style-name="T191">your_</text:span><text:span text:style-name="T189">user_name&gt;</text:span></text:p>
      <text:h text:style-name="P107" text:outline-level="1">But you can also set the limits for your user only:</text:h>
      <text:p text:style-name="P62"><text:span text:style-name="T188"><text:s text:c="4"/></text:span><text:span text:style-name="T189">1.</text:span><text:span text:style-name="T188"> </text:span><text:span text:style-name="T189">set</text:span><text:span text:style-name="T188"> </text:span><text:span text:style-name="T189">limits</text:span><text:span text:style-name="T188"> </text:span><text:span text:style-name="T189">in</text:span><text:span text:style-name="T188"> </text:span><text:span text:style-name="T189">/etc/security/limits.d:</text:span></text:p>
      <text:p text:style-name="P63"><text:span text:style-name="T188"><text:s text:c="7"/></text:span><text:span text:style-name="T190">&lt;</text:span><text:span text:style-name="T191">your_</text:span><text:span text:style-name="T190">user_name&gt;</text:span><text:span text:style-name="T188"> </text:span><text:span text:style-name="T189">-</text:span><text:span text:style-name="T188"> </text:span><text:span text:style-name="T189">rtprio</text:span><text:span text:style-name="T188"> </text:span><text:span text:style-name="T189">9</text:span><text:span text:style-name="T192">0</text:span></text:p>
      <text:h text:style-name="P124" text:outline-level="1"/>
      <text:p text:style-name="P6"><text:span text:style-name="T195">These settings work best when you're using a realtime-kernel, e.g. </text:span><text:span text:style-name="T196">the debian package </text:span><text:span text:style-name="T125">linux-image-rt-amd64</text:span><text:span text:style-name="T123">. But also the recent standard kernels allow to set higher priority and better scheduling </text:span><text:span text:style-name="T124">if enabled for your user.</text:span></text:p>
      <text:p text:style-name="P6"/>
      <text:p text:style-name="P6"/>
      <text:h text:style-name="P114" text:outline-level="1"><text:bookmark-start text:name="__RefHeading___Toc2085_515843379"/>Hantek6022 Analog Front End (One Channel)<text:bookmark-end text:name="__RefHeading___Toc2085_515843379"/></text:h>
      <text:p text:style-name="P1"><text:span text:style-name="Absatz-Standardschriftart"><text:span text:style-name="T91"/></text:span></text:p>
      <text:h text:style-name="P111" text:outline-level="1"><draw:frame draw:style-name="fr20" draw:name="Bild15" text:anchor-type="paragraph" svg:x="0.079cm" svg:y="0.407cm" svg:width="17cm" style:rel-width="scale" svg:height="8.983cm" style:rel-height="scale" draw:z-index="7"><draw:image xlink:href="Pictures/1000000000000538000002C2320D70743AB8B24C.jpg" xlink:type="simple" xlink:show="embed" xlink:actuate="onLoad" loext:mime-type="image/jpeg"/></draw:frame></text:h>
      <text:h text:style-name="P111" text:outline-level="1"/>
      <text:h text:style-name="P112"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88" text:outline-level="1"><text:bookmark-start text:name="__RefHeading___Toc2087_515843379"/>The input signal V<text:span text:style-name="T179">in</text:span> is divided 1:10 by a frequency compensated resistors R27/17 and R31/21. Clamping diode A7 limits V<text:span text:style-name="T179">e</text:span> to ±5 V <text:span text:style-name="T149">(equates Vin = ±50 V). U11/7 together with the analog multiplexer amplifies V</text:span><text:span text:style-name="T181">e</text:span><text:span text:style-name="T149"> by 1X, 2X, 5X or 10X (Vout). </text:span><text:bookmark-end text:name="__RefHeading___Toc2087_515843379"/></text:h>
      <text:h text:style-name="P89" text:outline-level="1"><draw:frame draw:style-name="fr7" draw:name="Bild31" text:anchor-type="paragraph" svg:x="10.499cm" svg:y="0cm" svg:width="7.094cm" svg:height="6.172cm" draw:z-index="29"><draw:image xlink:href="Pictures/100000000000012C000001053693E5CFC142FA3E.png" xlink:type="simple" xlink:show="embed" xlink:actuate="onLoad" loext:mime-type="image/png"/></draw:frame><text:bookmark-start text:name="__RefHeading___Toc2089_515843379"/>V<text:span text:style-name="T179">out</text:span> is fed into the ADC AD9288 that measures the difference between A<text:span text:style-name="T179">in</text:span> and /A<text:span text:style-name="T179">in</text:span> and converts the difference input voltage range -512 mV .. +512 mV <text:line-break/>into digital values 0x00 .. 0xFF (0 V equates 0x80). <text:bookmark-end text:name="__RefHeading___Toc2089_515843379"/></text:h>
      <text:h text:style-name="P90" text:outline-level="1"><text:bookmark-start text:name="__RefHeading___Toc2091_515843379"/>Unfortunately Hantek decided to operate the ADC far out of spec with a common mode voltage V<text:span text:style-name="T179">c</text:span> = 0 V, which is contrary to the data sheet requirement for the common mode voltage:<text:bookmark-end text:name="__RefHeading___Toc2091_515843379"/></text:h>
      <text:h text:style-name="P96" text:outline-level="1"><text:bookmark-start text:name="__RefHeading___Toc2093_515843379"/><text:tab/>V<text:span text:style-name="T179">c</text:span> = 0.3 x V<text:span text:style-name="T179">d</text:span> – 0.2 V .. 0.3 x V<text:span text:style-name="T179">d</text:span> + 0.2 V, <text:line-break/><text:tab/>with V<text:span text:style-name="T179">d</text:span> = 3 V → <text:span text:style-name="T151">V</text:span><text:span text:style-name="T180">c</text:span><text:span text:style-name="T151"> = 2.7 V .. 3.1 V</text:span> <text:bookmark-end text:name="__RefHeading___Toc2093_515843379"/></text:h>
      <text:h text:style-name="P91" text:outline-level="1">Probably due to this misdesign the first 1000..1500 samples <text:span text:style-name="T150">of a measured block </text:span>are unstable, OpenHantek6022 bypasses this behavior by sampling more values and dropping the first ~2000.</text:h>
      <text:h text:style-name="P92" text:outline-level="1">Another bad design decision by Hantek was that the oscilloscope does not support AC coupling of input signals – <text:span text:style-name="T231">but you can</text:span> modify the hardware <text:span text:style-name="T231">y</text:span>ourself.<text:line-break/>A <text:span text:style-name="T231">short </text:span><text:span text:style-name="T187">AC modification</text:span><text:span text:style-name="T231"> howto </text:span>is available via the Help menu or from github:</text:h>
      <text:p text:style-name="P70"><text:a xlink:type="simple" xlink:href="https://github.com/OpenHantek/OpenHantek6022/blob/main/docs/HANTEK6022_AC_Modification.pdf" text:style-name="Internet_20_link" text:visited-style-name="Visited_20_Internet_20_Link"><text:span text:style-name="T226">https://github.com/OpenHantek/OpenHantek6022/blob/main/docs/HANTEK6022_AC_Modification.pdf</text:span></text:a></text:p>
      <text:p text:style-name="P66"><text:s/></text:p>
      <text:h text:style-name="P114" text:outline-level="1"><text:bookmark-start text:name="__RefHeading___Toc2097_515843379"/>Hantek6022 Digital Back End<text:bookmark-end text:name="__RefHeading___Toc2097_515843379"/></text:h>
      <text:p text:style-name="P1"><text:span text:style-name="Absatz-Standardschriftart"><text:span text:style-name="T91"/></text:span></text:p>
      <text:p text:style-name="P1"><draw:frame draw:style-name="fr6" draw:name="Bild1" text:anchor-type="paragraph" svg:x="0cm" svg:y="0cm" svg:width="17cm" svg:height="12.023cm" draw:z-index="47"><draw:image xlink:href="Pictures/1000020100000694000004A7569280D949A92728.png" xlink:type="simple" xlink:show="embed" xlink:actuate="onLoad" loext:mime-type="image/png"/></draw:frame><text:span text:style-name="Absatz-Standardschriftart"><text:span text:style-name="T91"/></text:span></text:p>
      <text:p text:style-name="P3"><text:span text:style-name="Absatz-Standardschriftart"><text:span text:style-name="T22"/></text:span></text:p>
      <text:p text:style-name="P3"><text:span text:style-name="Absatz-Standardschriftart"><text:span text:style-name="T53">The </text:span></text:span><text:span text:style-name="Absatz-Standardschriftart"><text:span text:style-name="T22">Hantek6022 (BE &amp; BL) </text:span></text:span><text:span text:style-name="Absatz-Standardschriftart"><text:span text:style-name="T23">backend is</text:span></text:span><text:span text:style-name="Absatz-Standardschriftart"><text:span text:style-name="T22"> built around the </text:span></text:span><text:span text:style-name="Absatz-Standardschriftart"><text:span text:style-name="T24">EzUSB processor CY7C68013A </text:span></text:span><text:span text:style-name="Absatz-Standardschriftart"><text:span text:style-name="T22">that </text:span></text:span><text:span text:style-name="Absatz-Standardschriftart"><text:span text:style-name="T24">handles USB communication, ADC timing, front-end channel gain setting and </text:span></text:span><text:span text:style-name="Absatz-Standardschriftart"><text:span text:style-name="T53">also </text:span></text:span><text:span text:style-name="Absatz-Standardschriftart"><text:span text:style-name="T24">generates the calibration output signal. Hantek 6022BE and 6022BL (in </text:span></text:span><text:span text:style-name="Absatz-Standardschriftart"><text:span text:style-name="T25">s</text:span></text:span><text:span text:style-name="Absatz-Standardschriftart"><text:span text:style-name="T24">cope mode) differ slightly in the use of the processor p</text:span></text:span><text:span text:style-name="Absatz-Standardschriftart"><text:span text:style-name="T53">ins</text:span></text:span><text:span text:style-name="Absatz-Standardschriftart"><text:span text:style-name="T24"> </text:span></text:span><text:span text:style-name="Absatz-Standardschriftart"><text:span text:style-name="T53">(</text:span></text:span><text:span text:style-name="Absatz-Standardschriftart"><text:span text:style-name="T230">different BL pins in green</text:span></text:span><text:span text:style-name="Absatz-Standardschriftart"><text:span text:style-name="T53">)</text:span></text:span><text:span text:style-name="Absatz-Standardschriftart"><text:span text:style-name="T24">, but otherwise work identically.</text:span></text:span></text:p>
      <text:p text:style-name="P3"><text:span text:style-name="Absatz-Standardschriftart"><text:span text:style-name="T24"/></text:span></text:p>
      <text:p text:style-name="P3"><text:span text:style-name="Absatz-Standardschriftart"><text:span text:style-name="T24">EzUSB does not store the user firmware permanently in flash memory, it must be uploaded to RAM each time the unit is turned on. </text:span></text:span><text:span text:style-name="Absatz-Standardschriftart"><text:span text:style-name="T22">The program OpenHantek6022 checks if the correct firmware version is loaded. In case it detects no FW or a wrong FW version (e.g. because of using the scope with </text:span></text:span><text:span text:style-name="Absatz-Standardschriftart"><text:span text:style-name="T54">sigrok or </text:span></text:span><text:span text:style-name="Absatz-Standardschriftart"><text:span text:style-name="T22">the original Hantek software before) the correct firmware will be uploaded automatically. </text:span></text:span><text:span text:style-name="Absatz-Standardschriftart"><text:span text:style-name="T54">If no device is detected, disconnect / reconnect the USB plug.</text:span></text:span></text:p>
      <text:p text:style-name="P3"><text:span text:style-name="Absatz-Standardschriftart"><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7</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1-04-18T20:50:55.995823745">2021-04-18</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1-04-18T20:50:55.918305505</dc:date>
    <meta:editing-duration>PT15H8M36S</meta:editing-duration>
    <meta:editing-cycles>78</meta:editing-cycles>
    <meta:generator>LibreOffice/6.1.5.2$Linux_X86_64 LibreOffice_project/10$Build-2</meta:generator>
    <meta:document-statistic meta:table-count="0" meta:image-count="42" meta:object-count="0" meta:page-count="17" meta:paragraph-count="198" meta:word-count="4308" meta:character-count="25336" meta:non-whitespace-character-count="20997"/>
  </office:meta>
</office:document-meta>
</file>